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39" manifest:media-type=""/>
  <manifest:file-entry manifest:full-path="ObjectReplacements/Object 8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3" manifest:media-type="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"/>
  <manifest:file-entry manifest:full-path="ObjectReplacements/Object 34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"/>
  <manifest:file-entry manifest:full-path="ObjectReplacements/Object 4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1" manifest:media-type="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7" manifest:media-type=""/>
  <manifest:file-entry manifest:full-path="ObjectReplacements/Object 10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14/settings.xml" manifest:media-type="text/xml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22/content.xml" manifest:media-type="text/xml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3" manifest:media-type="application/vnd.oasis.opendocument.formula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69/content.xml" manifest:media-type="text/xml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82/content.xml" manifest:media-type="text/xml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3" manifest:media-type="application/vnd.oasis.opendocument.formula"/>
  <manifest:file-entry manifest:full-path="Object 184/settings.xml" manifest:media-type="text/xml"/>
  <manifest:file-entry manifest:full-path="Object 184/Configurations2/" manifest:media-type="application/vnd.sun.xml.ui.configuration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45ef9c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25c6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4c2f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f31c76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266a03d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45fa830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46c2bf" officeooo:paragraph-rsid="004bcac8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0c23a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1815dbd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5441771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01da806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2b81d6" officeooo:paragraph-rsid="004bcac8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8bcebd" officeooo:paragraph-rsid="008bcebd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4ced5f" officeooo:paragraph-rsid="0283e67a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40d7ae7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4ced5f" officeooo:paragraph-rsid="0163f0a4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1536506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536506" officeooo:paragraph-rsid="01613673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3c50a9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3fc545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33ae1e1" officeooo:paragraph-rsid="0343add7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3e67a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83e67a" officeooo:paragraph-rsid="02853552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bedb5d" officeooo:paragraph-rsid="02b6e897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1d7b5af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01531ed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018aeb1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36b94d4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0a11edb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0a93c8c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51018a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b9235" officeooo:paragraph-rsid="045b9235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ef9cf" officeooo:paragraph-rsid="045ef9cf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71c6f8" officeooo:paragraph-rsid="0471c6f8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1f8fc" officeooo:paragraph-rsid="04a1f8fc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b43b34" officeooo:paragraph-rsid="04b43b34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1b8d132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e1cdea" officeooo:paragraph-rsid="019e7bad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540a7ce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593142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8d1e20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93d5ae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eaf65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f2221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7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04bcac8" style:font-size-asian="12pt" style:font-weight-asian="bold" style:font-size-complex="12pt" style:font-weight-complex="bold"/>
    </style:style>
    <style:style style:name="P7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4c05b8" officeooo:paragraph-rsid="03145dec" style:font-size-asian="12pt" style:font-weight-asian="bold" style:font-size-complex="12pt" style:font-weight-complex="bold"/>
    </style:style>
    <style:style style:name="P7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04556c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153197c" officeooo:paragraph-rsid="032a452f" style:font-size-asian="12pt" style:font-weight-asian="bold" style:font-size-complex="12pt" style:font-weight-complex="bold"/>
    </style:style>
    <style:style style:name="P7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014b446" style:font-size-asian="12pt" style:font-weight-asian="bold" style:font-size-complex="12pt" style:font-weight-complex="bold"/>
    </style:style>
    <style:style style:name="P7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01ef248" style:font-size-asian="12pt" style:font-weight-asian="bold" style:font-size-complex="12pt" style:font-weight-complex="bold"/>
    </style:style>
    <style:style style:name="P7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0a11edb" style:font-size-asian="12pt" style:font-weight-asian="bold" style:font-size-complex="12pt" style:font-weight-complex="bold"/>
    </style:style>
    <style:style style:name="P7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7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45fa830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462e0cf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e7c586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864b9b" style:font-size-asian="12pt" style:font-weight-asian="normal" style:font-size-complex="12pt" style:font-weight-complex="normal"/>
    </style:style>
    <style:style style:name="P8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3c63b32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4a6f383" style:font-size-asian="12pt" style:font-weight-asian="normal" style:font-size-complex="12pt" style:font-weight-complex="normal"/>
    </style:style>
    <style:style style:name="P8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4ae5462" style:font-size-asian="12pt" style:font-weight-asian="normal" style:font-size-complex="12pt" style:font-weight-complex="normal"/>
    </style:style>
    <style:style style:name="P9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01da806" officeooo:paragraph-rsid="0597fd8f" style:font-size-asian="12pt" style:font-weight-asian="normal" style:font-size-complex="12pt" style:font-weight-complex="normal"/>
    </style:style>
    <style:style style:name="P9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9d3d03" officeooo:paragraph-rsid="027ef917" style:font-size-asian="12pt" style:font-weight-asian="normal" style:font-size-complex="12pt" style:font-weight-complex="normal"/>
    </style:style>
    <style:style style:name="P9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P93" style:family="paragraph" style:parent-style-name="Heading_20_1">
      <style:text-properties style:font-name="Times New Roman" fo:font-size="16pt" style:font-size-asian="16pt" style:font-size-complex="16pt"/>
    </style:style>
    <style:style style:name="P94" style:family="paragraph" style:parent-style-name="Heading_20_1">
      <style:text-properties style:font-name="Times New Roman" fo:font-size="16pt" officeooo:paragraph-rsid="0018aeb1" style:font-size-asian="16pt" style:font-size-complex="16pt"/>
    </style:style>
    <style:style style:name="P95" style:family="paragraph" style:parent-style-name="Heading_20_1">
      <style:text-properties style:font-name="Times New Roman" fo:font-size="16pt" fo:language="en" fo:country="US" officeooo:rsid="00028b3c" officeooo:paragraph-rsid="0012d0c4" style:font-size-asian="16pt" style:font-size-complex="16pt"/>
    </style:style>
    <style:style style:name="P96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97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98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99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P10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4c3f600" officeooo:paragraph-rsid="0597fd8f" style:font-size-asian="12pt" style:font-weight-asian="normal" style:font-size-complex="12pt" style:font-weight-complex="normal"/>
    </style:style>
    <style:style style:name="P10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10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ebcff3" officeooo:paragraph-rsid="05ebcff3" style:font-size-asian="12pt" style:font-weight-asian="normal" style:font-size-complex="12pt" style:font-weight-complex="normal"/>
    </style:style>
    <style:style style:name="P10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4902d5d" style:font-size-asian="12pt" style:font-weight-asian="normal" style:font-size-complex="12pt" style:font-weight-complex="normal"/>
    </style:style>
    <style:style style:name="P10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5d254dd" style:font-size-asian="12pt" style:font-weight-asian="normal" style:font-size-complex="12pt" style:font-weight-complex="normal"/>
    </style:style>
    <style:style style:name="P10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636c0e0" style:font-size-asian="12pt" style:font-weight-asian="normal" style:font-size-complex="12pt" style:font-weight-complex="normal"/>
    </style:style>
    <style:style style:name="P10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5995456" officeooo:paragraph-rsid="05e90a92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bold" officeooo:rsid="05995456" officeooo:paragraph-rsid="05995456" style:font-size-asian="12pt" style:font-weight-asian="bold" style:font-size-complex="12pt" style:font-weight-complex="bold"/>
    </style:style>
    <style:style style:name="P10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4902d5d" style:font-size-asian="12pt" style:font-weight-asian="bold" style:font-size-complex="12pt" style:font-weight-complex="bold"/>
    </style:style>
    <style:style style:name="P10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2634d" style:font-size-asian="12pt" style:font-weight-asian="bold" style:font-size-complex="12pt" style:font-weight-complex="bold"/>
    </style:style>
    <style:style style:name="P11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40aab" style:font-size-asian="12pt" style:font-weight-asian="bold" style:font-size-complex="12pt" style:font-weight-complex="bold"/>
    </style:style>
    <style:style style:name="P11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7ce3" style:font-size-asian="12pt" style:font-weight-asian="bold" style:font-size-complex="12pt" style:font-weight-complex="bold"/>
    </style:style>
    <style:style style:name="P11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8ef7" style:font-size-asian="12pt" style:font-weight-asian="bold" style:font-size-complex="12pt" style:font-weight-complex="bold"/>
    </style:style>
    <style:style style:name="P11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c0e0" style:font-size-asian="12pt" style:font-weight-asian="bold" style:font-size-complex="12pt" style:font-weight-complex="bold"/>
    </style:style>
    <style:style style:name="P11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635ef67" officeooo:paragraph-rsid="0635ef67" style:font-size-asian="12pt" style:font-weight-asian="bold" style:font-size-complex="12pt" style:font-weight-complex="bold"/>
    </style:style>
    <style:style style:name="P11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63972d3" officeooo:paragraph-rsid="063972d3" style:font-size-asian="12pt" style:font-weight-asian="bold" style:font-size-complex="12pt" style:font-weight-complex="bold"/>
    </style:style>
    <style:style style:name="P11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63972d3" officeooo:paragraph-rsid="063b6ee2" style:font-size-asian="12pt" style:font-weight-asian="bold" style:font-size-complex="12pt" style:font-weight-complex="bold"/>
    </style:style>
    <style:style style:name="P11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51018a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636c0e0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38b4b8" officeooo:paragraph-rsid="0638b4b8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19f26a1" style:font-size-asian="12pt" style:font-weight-asian="normal" style:font-size-complex="12pt" style:font-weight-complex="normal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officeooo:rsid="0012d0c4" style:font-name-asian="Microsoft YaHei" style:font-weight-asian="bold" style:font-name-complex="Arial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580a368" style:font-weight-asian="bold" style:font-weight-complex="bold"/>
    </style:style>
    <style:style style:name="T12" style:family="text">
      <style:text-properties fo:font-weight="bold" officeooo:rsid="058187b9" style:font-weight-asian="bold" style:font-weight-complex="bold"/>
    </style:style>
    <style:style style:name="T13" style:family="text">
      <style:text-properties fo:font-weight="bold" officeooo:rsid="05883c22" style:font-weight-asian="bold" style:font-weight-complex="bold"/>
    </style:style>
    <style:style style:name="T14" style:family="text">
      <style:text-properties officeooo:rsid="0014b446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531ed" style:font-weight-asian="normal" style:font-weight-complex="normal"/>
    </style:style>
    <style:style style:name="T17" style:family="text">
      <style:text-properties fo:font-weight="normal" officeooo:rsid="0019eb61" style:font-weight-asian="normal" style:font-weight-complex="normal"/>
    </style:style>
    <style:style style:name="T18" style:family="text">
      <style:text-properties fo:font-weight="normal" officeooo:rsid="004e6b25" style:font-weight-asian="normal" style:font-weight-complex="normal"/>
    </style:style>
    <style:style style:name="T19" style:family="text">
      <style:text-properties fo:font-weight="normal" officeooo:rsid="0054ab3e" style:font-weight-asian="normal" style:font-weight-complex="normal"/>
    </style:style>
    <style:style style:name="T20" style:family="text">
      <style:text-properties fo:font-weight="normal" officeooo:rsid="0075312c" style:font-weight-asian="normal" style:font-weight-complex="normal"/>
    </style:style>
    <style:style style:name="T21" style:family="text">
      <style:text-properties fo:font-weight="normal" officeooo:rsid="0075c475" style:font-weight-asian="normal" style:font-weight-complex="normal"/>
    </style:style>
    <style:style style:name="T22" style:family="text">
      <style:text-properties fo:font-weight="normal" officeooo:rsid="0077aa49" style:font-weight-asian="normal" style:font-weight-complex="normal"/>
    </style:style>
    <style:style style:name="T23" style:family="text">
      <style:text-properties fo:font-weight="normal" officeooo:rsid="007c0460" style:font-weight-asian="normal" style:font-weight-complex="normal"/>
    </style:style>
    <style:style style:name="T24" style:family="text">
      <style:text-properties fo:font-weight="normal" officeooo:rsid="00d7b366" style:font-weight-asian="normal" style:font-weight-complex="normal"/>
    </style:style>
    <style:style style:name="T25" style:family="text">
      <style:text-properties fo:font-weight="normal" officeooo:rsid="00df3e44" style:font-weight-asian="normal" style:font-weight-complex="normal"/>
    </style:style>
    <style:style style:name="T26" style:family="text">
      <style:text-properties fo:font-weight="normal" officeooo:rsid="00e00e38" style:font-weight-asian="normal" style:font-weight-complex="normal"/>
    </style:style>
    <style:style style:name="T27" style:family="text">
      <style:text-properties fo:font-weight="normal" officeooo:rsid="00e1cdea" style:font-weight-asian="normal" style:font-weight-complex="normal"/>
    </style:style>
    <style:style style:name="T28" style:family="text">
      <style:text-properties fo:font-weight="normal" officeooo:rsid="014ced5f" style:font-weight-asian="normal" style:font-weight-complex="normal"/>
    </style:style>
    <style:style style:name="T29" style:family="text">
      <style:text-properties fo:font-weight="normal" officeooo:rsid="0155be70" style:font-weight-asian="normal" style:font-weight-complex="normal"/>
    </style:style>
    <style:style style:name="T30" style:family="text">
      <style:text-properties fo:font-weight="normal" officeooo:rsid="015ce502" style:font-weight-asian="normal" style:font-weight-complex="normal"/>
    </style:style>
    <style:style style:name="T31" style:family="text">
      <style:text-properties fo:font-weight="normal" officeooo:rsid="015d668a" style:font-weight-asian="normal" style:font-weight-complex="normal"/>
    </style:style>
    <style:style style:name="T32" style:family="text">
      <style:text-properties fo:font-weight="normal" officeooo:rsid="015f5928" style:font-weight-asian="normal" style:font-weight-complex="normal"/>
    </style:style>
    <style:style style:name="T33" style:family="text">
      <style:text-properties fo:font-weight="normal" officeooo:rsid="0189e82c" style:font-weight-asian="normal" style:font-weight-complex="normal"/>
    </style:style>
    <style:style style:name="T34" style:family="text">
      <style:text-properties fo:font-weight="normal" officeooo:rsid="018a5187" style:font-weight-asian="normal" style:font-weight-complex="normal"/>
    </style:style>
    <style:style style:name="T35" style:family="text">
      <style:text-properties fo:font-weight="normal" officeooo:rsid="01b8d132" style:font-weight-asian="normal" style:font-weight-complex="normal"/>
    </style:style>
    <style:style style:name="T36" style:family="text">
      <style:text-properties fo:font-weight="normal" officeooo:rsid="01f7379c" style:font-weight-asian="normal" style:font-weight-complex="normal"/>
    </style:style>
    <style:style style:name="T37" style:family="text">
      <style:text-properties fo:font-weight="normal" officeooo:rsid="02888261" style:font-weight-asian="normal" style:font-weight-complex="normal"/>
    </style:style>
    <style:style style:name="T38" style:family="text">
      <style:text-properties fo:font-weight="normal" officeooo:rsid="028c96d1" style:font-weight-asian="normal" style:font-weight-complex="normal"/>
    </style:style>
    <style:style style:name="T39" style:family="text">
      <style:text-properties fo:font-weight="normal" officeooo:rsid="028e224a" style:font-weight-asian="normal" style:font-weight-complex="normal"/>
    </style:style>
    <style:style style:name="T40" style:family="text">
      <style:text-properties fo:font-weight="normal" officeooo:rsid="029cd5c7" style:font-weight-asian="normal" style:font-weight-complex="normal"/>
    </style:style>
    <style:style style:name="T41" style:family="text">
      <style:text-properties fo:font-weight="normal" officeooo:rsid="02a5fda7" style:font-weight-asian="normal" style:font-weight-complex="normal"/>
    </style:style>
    <style:style style:name="T42" style:family="text">
      <style:text-properties fo:font-weight="normal" officeooo:rsid="02a70bac" style:font-weight-asian="normal" style:font-weight-complex="normal"/>
    </style:style>
    <style:style style:name="T43" style:family="text">
      <style:text-properties fo:font-weight="normal" officeooo:rsid="02dc4079" style:font-weight-asian="normal" style:font-weight-complex="normal"/>
    </style:style>
    <style:style style:name="T44" style:family="text">
      <style:text-properties fo:font-weight="normal" officeooo:rsid="02eaf4dd" style:font-weight-asian="normal" style:font-weight-complex="normal"/>
    </style:style>
    <style:style style:name="T45" style:family="text">
      <style:text-properties fo:font-weight="normal" officeooo:rsid="02ee6843" style:font-weight-asian="normal" style:font-weight-complex="normal"/>
    </style:style>
    <style:style style:name="T46" style:family="text">
      <style:text-properties fo:font-weight="normal" officeooo:rsid="014c05b8" style:font-weight-asian="normal" style:font-weight-complex="normal"/>
    </style:style>
    <style:style style:name="T47" style:family="text">
      <style:text-properties fo:font-weight="normal" officeooo:rsid="0388d323" style:font-weight-asian="normal" style:font-weight-complex="normal"/>
    </style:style>
    <style:style style:name="T48" style:family="text">
      <style:text-properties fo:font-weight="normal" officeooo:rsid="038c8e33" style:font-weight-asian="normal" style:font-weight-complex="normal"/>
    </style:style>
    <style:style style:name="T49" style:family="text">
      <style:text-properties fo:font-weight="normal" officeooo:rsid="038caa6f" style:font-weight-asian="normal" style:font-weight-complex="normal"/>
    </style:style>
    <style:style style:name="T50" style:family="text">
      <style:text-properties fo:font-weight="normal" officeooo:rsid="03b3eb51" style:font-weight-asian="normal" style:font-weight-complex="normal"/>
    </style:style>
    <style:style style:name="T51" style:family="text">
      <style:text-properties fo:font-weight="normal" officeooo:rsid="03d39325" style:font-weight-asian="normal" style:font-weight-complex="normal"/>
    </style:style>
    <style:style style:name="T52" style:family="text">
      <style:text-properties fo:font-weight="normal" officeooo:rsid="03ee2f07" style:font-weight-asian="normal" style:font-weight-complex="normal"/>
    </style:style>
    <style:style style:name="T53" style:family="text">
      <style:text-properties fo:font-weight="normal" officeooo:rsid="0420545c" style:font-weight-asian="normal" style:font-weight-complex="normal"/>
    </style:style>
    <style:style style:name="T54" style:family="text">
      <style:text-properties fo:font-weight="normal" officeooo:rsid="043787db" style:font-weight-asian="normal" style:font-weight-complex="normal"/>
    </style:style>
    <style:style style:name="T55" style:family="text">
      <style:text-properties fo:font-weight="normal" officeooo:rsid="04461c46" style:font-weight-asian="normal" style:font-weight-complex="normal"/>
    </style:style>
    <style:style style:name="T56" style:family="text">
      <style:text-properties fo:font-weight="normal" officeooo:rsid="04864b9b" style:font-weight-asian="normal" style:font-weight-complex="normal"/>
    </style:style>
    <style:style style:name="T57" style:family="text">
      <style:text-properties fo:font-weight="normal" officeooo:rsid="04ec6100" style:font-weight-asian="normal" style:font-weight-complex="normal"/>
    </style:style>
    <style:style style:name="T58" style:family="text">
      <style:text-properties fo:font-weight="normal" officeooo:rsid="04a3c36a" style:font-weight-asian="normal" style:font-weight-complex="normal"/>
    </style:style>
    <style:style style:name="T59" style:family="text">
      <style:text-properties fo:font-weight="normal" officeooo:rsid="04a72d1e" style:font-weight-asian="normal" style:font-weight-complex="normal"/>
    </style:style>
    <style:style style:name="T60" style:family="text">
      <style:text-properties fo:font-weight="normal" officeooo:rsid="054f3ff8" style:font-weight-asian="normal" style:font-weight-complex="normal"/>
    </style:style>
    <style:style style:name="T61" style:family="text">
      <style:text-properties fo:font-weight="normal" officeooo:rsid="059bf5e5" style:font-weight-asian="normal" style:font-weight-complex="normal"/>
    </style:style>
    <style:style style:name="T62" style:family="text">
      <style:text-properties fo:font-weight="normal" officeooo:rsid="05ae9954" style:font-weight-asian="normal" style:font-weight-complex="normal"/>
    </style:style>
    <style:style style:name="T63" style:family="text">
      <style:text-properties fo:font-weight="normal" officeooo:rsid="05b3355d" style:font-weight-asian="normal" style:font-weight-complex="normal"/>
    </style:style>
    <style:style style:name="T64" style:family="text">
      <style:text-properties fo:font-weight="normal" officeooo:rsid="05b563ac" style:font-weight-asian="normal" style:font-weight-complex="normal"/>
    </style:style>
    <style:style style:name="T65" style:family="text">
      <style:text-properties fo:font-weight="normal" officeooo:rsid="05b94bf3" style:font-weight-asian="normal" style:font-weight-complex="normal"/>
    </style:style>
    <style:style style:name="T66" style:family="text">
      <style:text-properties fo:font-weight="normal" officeooo:rsid="05ba7292" style:font-weight-asian="normal" style:font-weight-complex="normal"/>
    </style:style>
    <style:style style:name="T67" style:family="text">
      <style:text-properties fo:font-weight="normal" officeooo:rsid="05bf907a" style:font-weight-asian="normal" style:font-weight-complex="normal"/>
    </style:style>
    <style:style style:name="T68" style:family="text">
      <style:text-properties fo:font-weight="normal" officeooo:rsid="05d41919" style:font-weight-asian="normal" style:font-weight-complex="normal"/>
    </style:style>
    <style:style style:name="T69" style:family="text">
      <style:text-properties fo:font-weight="normal" officeooo:rsid="05db2234" style:font-weight-asian="normal" style:font-weight-complex="normal"/>
    </style:style>
    <style:style style:name="T70" style:family="text">
      <style:text-properties fo:font-weight="normal" officeooo:rsid="05df0f12" style:font-weight-asian="normal" style:font-weight-complex="normal"/>
    </style:style>
    <style:style style:name="T71" style:family="text">
      <style:text-properties fo:font-weight="normal" officeooo:rsid="02d2b09c" style:font-weight-asian="normal" style:font-weight-complex="normal"/>
    </style:style>
    <style:style style:name="T72" style:family="text">
      <style:text-properties fo:font-weight="normal" officeooo:rsid="05e4ebf4" style:font-weight-asian="normal" style:font-weight-complex="normal"/>
    </style:style>
    <style:style style:name="T73" style:family="text">
      <style:text-properties fo:font-weight="normal" officeooo:rsid="05e7bfc7" style:font-weight-asian="normal" style:font-weight-complex="normal"/>
    </style:style>
    <style:style style:name="T74" style:family="text">
      <style:text-properties fo:font-weight="normal" officeooo:rsid="05e90a92" style:font-weight-asian="normal" style:font-weight-complex="normal"/>
    </style:style>
    <style:style style:name="T75" style:family="text">
      <style:text-properties fo:font-weight="normal" officeooo:rsid="05ea3b93" style:font-weight-asian="normal" style:font-weight-complex="normal"/>
    </style:style>
    <style:style style:name="T76" style:family="text">
      <style:text-properties fo:font-weight="normal" officeooo:rsid="05ea47a0" style:font-weight-asian="normal" style:font-weight-complex="normal"/>
    </style:style>
    <style:style style:name="T77" style:family="text">
      <style:text-properties fo:font-weight="normal" officeooo:rsid="060098f0" style:font-weight-asian="normal" style:font-weight-complex="normal"/>
    </style:style>
    <style:style style:name="T78" style:family="text">
      <style:text-properties fo:font-weight="normal" officeooo:rsid="060207c8" style:font-weight-asian="normal" style:font-weight-complex="normal"/>
    </style:style>
    <style:style style:name="T79" style:family="text">
      <style:text-properties fo:font-weight="normal" officeooo:rsid="061e4e32" style:font-weight-asian="normal" style:font-weight-complex="normal"/>
    </style:style>
    <style:style style:name="T80" style:family="text">
      <style:text-properties officeooo:rsid="001ffc65"/>
    </style:style>
    <style:style style:name="T81" style:family="text">
      <style:text-properties officeooo:rsid="002a3a98" style:font-name-asian="Microsoft YaHei" style:font-name-complex="Arial"/>
    </style:style>
    <style:style style:name="T82" style:family="text">
      <style:text-properties officeooo:rsid="00f6eb52" style:font-name-asian="Microsoft YaHei" style:font-name-complex="Arial"/>
    </style:style>
    <style:style style:name="T83" style:family="text">
      <style:text-properties officeooo:rsid="0181a2f0" style:font-name-asian="Microsoft YaHei" style:font-name-complex="Arial"/>
    </style:style>
    <style:style style:name="T84" style:family="text">
      <style:text-properties officeooo:rsid="02d7c421" style:font-name-asian="Microsoft YaHei" style:font-name-complex="Arial"/>
    </style:style>
    <style:style style:name="T85" style:family="text">
      <style:text-properties officeooo:rsid="04c5bebe" style:font-name-asian="Microsoft YaHei" style:font-name-complex="Arial"/>
    </style:style>
    <style:style style:name="T86" style:family="text">
      <style:text-properties officeooo:rsid="00552b85"/>
    </style:style>
    <style:style style:name="T87" style:family="text">
      <style:text-properties officeooo:rsid="0058dbd6"/>
    </style:style>
    <style:style style:name="T88" style:family="text">
      <style:text-properties officeooo:rsid="0059a63b"/>
    </style:style>
    <style:style style:name="T89" style:family="text">
      <style:text-properties officeooo:rsid="005ce986"/>
    </style:style>
    <style:style style:name="T90" style:family="text">
      <style:text-properties officeooo:rsid="005dcff1"/>
    </style:style>
    <style:style style:name="T91" style:family="text">
      <style:text-properties officeooo:rsid="0065db7e"/>
    </style:style>
    <style:style style:name="T92" style:family="text">
      <style:text-properties officeooo:rsid="0067ec74"/>
    </style:style>
    <style:style style:name="T93" style:family="text">
      <style:text-properties officeooo:rsid="00f61deb"/>
    </style:style>
    <style:style style:name="T94" style:family="text">
      <style:text-properties officeooo:rsid="00f6eb52"/>
    </style:style>
    <style:style style:name="T95" style:family="text">
      <style:text-properties officeooo:rsid="00e1cdea"/>
    </style:style>
    <style:style style:name="T96" style:family="text">
      <style:text-properties officeooo:rsid="011f2fa0"/>
    </style:style>
    <style:style style:name="T97" style:family="text">
      <style:text-properties officeooo:rsid="0121fc9d"/>
    </style:style>
    <style:style style:name="T98" style:family="text">
      <style:text-properties officeooo:rsid="00df3e44"/>
    </style:style>
    <style:style style:name="T99" style:family="text">
      <style:text-properties officeooo:rsid="00e00e38"/>
    </style:style>
    <style:style style:name="T100" style:family="text">
      <style:text-properties officeooo:rsid="012a0a99"/>
    </style:style>
    <style:style style:name="T101" style:family="text">
      <style:text-properties officeooo:rsid="012c523c"/>
    </style:style>
    <style:style style:name="T102" style:family="text">
      <style:text-properties officeooo:rsid="012cedd7"/>
    </style:style>
    <style:style style:name="T103" style:family="text">
      <style:text-properties officeooo:rsid="0141adc4"/>
    </style:style>
    <style:style style:name="T104" style:family="text">
      <style:text-properties officeooo:rsid="01548860"/>
    </style:style>
    <style:style style:name="T105" style:family="text">
      <style:text-properties officeooo:rsid="016da9d0"/>
    </style:style>
    <style:style style:name="T106" style:family="text">
      <style:text-properties officeooo:rsid="016ea9a7"/>
    </style:style>
    <style:style style:name="T107" style:family="text">
      <style:text-properties officeooo:rsid="01ae295d"/>
    </style:style>
    <style:style style:name="T108" style:family="text">
      <style:text-properties officeooo:rsid="01b8d132"/>
    </style:style>
    <style:style style:name="T109" style:family="text">
      <style:text-properties officeooo:rsid="015d668a"/>
    </style:style>
    <style:style style:name="T110" style:family="text">
      <style:text-properties officeooo:rsid="01d7ce53"/>
    </style:style>
    <style:style style:name="T111" style:family="text">
      <style:text-properties officeooo:rsid="01d9ca5e"/>
    </style:style>
    <style:style style:name="T112" style:family="text">
      <style:text-properties officeooo:rsid="0140d341"/>
    </style:style>
    <style:style style:name="T113" style:family="text">
      <style:text-properties officeooo:rsid="011a8261"/>
    </style:style>
    <style:style style:name="T114" style:family="text">
      <style:text-properties officeooo:rsid="01f0672c"/>
    </style:style>
    <style:style style:name="T115" style:family="text">
      <style:text-properties officeooo:rsid="020311eb"/>
    </style:style>
    <style:style style:name="T116" style:family="text">
      <style:text-properties officeooo:rsid="0214a2be"/>
    </style:style>
    <style:style style:name="T117" style:family="text">
      <style:text-properties officeooo:rsid="021f8323"/>
    </style:style>
    <style:style style:name="T118" style:family="text">
      <style:text-properties officeooo:rsid="0220a642"/>
    </style:style>
    <style:style style:name="T119" style:family="text">
      <style:text-properties officeooo:rsid="024a90c7"/>
    </style:style>
    <style:style style:name="T120" style:family="text">
      <style:text-properties officeooo:rsid="02680635"/>
    </style:style>
    <style:style style:name="T121" style:family="text">
      <style:text-properties officeooo:rsid="026a6a98"/>
    </style:style>
    <style:style style:name="T122" style:family="text">
      <style:text-properties officeooo:rsid="0270edaa"/>
    </style:style>
    <style:style style:name="T123" style:family="text">
      <style:text-properties style:text-underline-style="none"/>
    </style:style>
    <style:style style:name="T124" style:family="text">
      <style:text-properties style:text-underline-style="none" officeooo:rsid="02814342"/>
    </style:style>
    <style:style style:name="T125" style:family="text">
      <style:text-properties style:text-underline-style="none" officeooo:rsid="02dc4079"/>
    </style:style>
    <style:style style:name="T126" style:family="text">
      <style:text-properties style:text-underline-style="none" officeooo:rsid="0266a03d"/>
    </style:style>
    <style:style style:name="T127" style:family="text">
      <style:text-properties style:text-underline-style="none" fo:font-weight="normal" style:font-weight-asian="normal" style:font-weight-complex="normal"/>
    </style:style>
    <style:style style:name="T128" style:family="text">
      <style:text-properties style:text-underline-style="none" fo:font-weight="normal" officeooo:rsid="059bf5e5" style:font-weight-asian="normal" style:font-weight-complex="normal"/>
    </style:style>
    <style:style style:name="T129" style:family="text">
      <style:text-properties style:text-underline-style="none" fo:font-weight="normal" officeooo:rsid="05ae9954" style:font-weight-asian="normal" style:font-weight-complex="normal"/>
    </style:style>
    <style:style style:name="T130" style:family="text">
      <style:text-properties style:text-underline-style="none" fo:font-weight="normal" officeooo:rsid="05b3355d" style:font-weight-asian="normal" style:font-weight-complex="normal"/>
    </style:style>
    <style:style style:name="T131" style:family="text">
      <style:text-properties style:text-underline-style="none" fo:font-weight="normal" officeooo:rsid="05db2234" style:font-weight-asian="normal" style:font-weight-complex="normal"/>
    </style:style>
    <style:style style:name="T132" style:family="text">
      <style:text-properties style:text-underline-style="none" fo:font-weight="normal" officeooo:rsid="05b563ac" style:font-weight-asian="normal" style:font-weight-complex="normal"/>
    </style:style>
    <style:style style:name="T133" style:family="text">
      <style:text-properties style:text-underline-style="none" fo:font-weight="normal" officeooo:rsid="06165984" style:font-weight-asian="normal" style:font-weight-complex="normal"/>
    </style:style>
    <style:style style:name="T134" style:family="text">
      <style:text-properties style:text-underline-style="none" fo:font-weight="normal" officeooo:rsid="0617faa7" style:font-weight-asian="normal" style:font-weight-complex="normal"/>
    </style:style>
    <style:style style:name="T135" style:family="text">
      <style:text-properties style:text-underline-style="none" fo:font-weight="normal" officeooo:rsid="0618c2d6" style:font-weight-asian="normal" style:font-weight-complex="normal"/>
    </style:style>
    <style:style style:name="T136" style:family="text">
      <style:text-properties style:text-underline-style="none" fo:font-weight="normal" officeooo:rsid="05b94bf3" style:font-weight-asian="normal" style:font-weight-complex="normal"/>
    </style:style>
    <style:style style:name="T137" style:family="text">
      <style:text-properties style:text-underline-style="none" fo:font-weight="normal" officeooo:rsid="05ea3b93" style:font-weight-asian="normal" style:font-weight-complex="normal"/>
    </style:style>
    <style:style style:name="T138" style:family="text">
      <style:text-properties style:text-underline-style="none" fo:font-weight="normal" officeooo:rsid="05ba7292" style:font-weight-asian="normal" style:font-weight-complex="normal"/>
    </style:style>
    <style:style style:name="T139" style:family="text">
      <style:text-properties style:text-underline-style="none" fo:font-weight="normal" officeooo:rsid="05bf907a" style:font-weight-asian="normal" style:font-weight-complex="normal"/>
    </style:style>
    <style:style style:name="T140" style:family="text">
      <style:text-properties style:text-underline-style="none" fo:font-weight="normal" officeooo:rsid="05e90a92" style:font-weight-asian="normal" style:font-weight-complex="normal"/>
    </style:style>
    <style:style style:name="T141" style:family="text">
      <style:text-properties style:text-underline-style="none" fo:font-weight="normal" officeooo:rsid="05df0f12" style:font-weight-asian="normal" style:font-weight-complex="normal"/>
    </style:style>
    <style:style style:name="T142" style:family="text">
      <style:text-properties style:text-underline-style="none" fo:font-weight="normal" officeooo:rsid="061dff54" style:font-weight-asian="normal" style:font-weight-complex="normal"/>
    </style:style>
    <style:style style:name="T143" style:family="text">
      <style:text-properties style:text-underline-style="none" fo:font-weight="normal" officeooo:rsid="062109a6" style:font-weight-asian="normal" style:font-weight-complex="normal"/>
    </style:style>
    <style:style style:name="T144" style:family="text">
      <style:text-properties style:text-underline-style="none" fo:font-weight="normal" officeooo:rsid="06218429" style:font-weight-asian="normal" style:font-weight-complex="normal"/>
    </style:style>
    <style:style style:name="T145" style:family="text">
      <style:text-properties style:text-underline-style="none" fo:font-weight="normal" officeooo:rsid="06275f7c" style:font-weight-asian="normal" style:font-weight-complex="normal"/>
    </style:style>
    <style:style style:name="T146" style:family="text">
      <style:text-properties style:text-underline-style="none" fo:font-weight="normal" officeooo:rsid="0629f681" style:font-weight-asian="normal" style:font-weight-complex="normal"/>
    </style:style>
    <style:style style:name="T147" style:family="text">
      <style:text-properties style:text-underline-style="none" fo:font-weight="normal" officeooo:rsid="062bcd38" style:font-weight-asian="normal" style:font-weight-complex="normal"/>
    </style:style>
    <style:style style:name="T148" style:family="text">
      <style:text-properties style:text-underline-style="none" fo:font-weight="normal" officeooo:rsid="062df195" style:font-weight-asian="normal" style:font-weight-complex="normal"/>
    </style:style>
    <style:style style:name="T149" style:family="text">
      <style:text-properties style:text-underline-style="none" fo:font-weight="normal" officeooo:rsid="055630a0" style:font-weight-asian="normal" style:font-weight-complex="normal"/>
    </style:style>
    <style:style style:name="T150" style:family="text">
      <style:text-properties style:text-underline-style="none" fo:font-weight="normal" officeooo:rsid="0630bde1" style:font-weight-asian="normal" style:font-weight-complex="normal"/>
    </style:style>
    <style:style style:name="T151" style:family="text">
      <style:text-properties style:text-underline-style="none" fo:font-weight="normal" officeooo:rsid="0630e6d2" style:font-weight-asian="normal" style:font-weight-complex="normal"/>
    </style:style>
    <style:style style:name="T152" style:family="text">
      <style:text-properties style:text-underline-style="none" fo:font-weight="normal" officeooo:rsid="0632634d" style:font-weight-asian="normal" style:font-weight-complex="normal"/>
    </style:style>
    <style:style style:name="T153" style:family="text">
      <style:text-properties style:text-underline-style="none" fo:font-weight="normal" officeooo:rsid="06340aab" style:font-weight-asian="normal" style:font-weight-complex="normal"/>
    </style:style>
    <style:style style:name="T154" style:family="text">
      <style:text-properties style:text-underline-style="none" fo:font-weight="normal" officeooo:rsid="0635ef67" style:font-weight-asian="normal" style:font-weight-complex="normal"/>
    </style:style>
    <style:style style:name="T155" style:family="text">
      <style:text-properties style:text-underline-style="none" fo:font-weight="normal" officeooo:rsid="06367ce3" style:font-weight-asian="normal" style:font-weight-complex="normal"/>
    </style:style>
    <style:style style:name="T156" style:family="text">
      <style:text-properties style:text-underline-style="none" fo:font-weight="normal" officeooo:rsid="063a459c" style:font-weight-asian="normal" style:font-weight-complex="normal"/>
    </style:style>
    <style:style style:name="T157" style:family="text">
      <style:text-properties style:text-underline-style="none" fo:font-weight="normal" officeooo:rsid="063b6ee2" style:font-weight-asian="normal" style:font-weight-complex="normal"/>
    </style:style>
    <style:style style:name="T158" style:family="text">
      <style:text-properties style:text-underline-style="none" fo:font-weight="normal" officeooo:rsid="063d2f6c" style:font-weight-asian="normal" style:font-weight-complex="normal"/>
    </style:style>
    <style:style style:name="T159" style:family="text">
      <style:text-properties style:text-underline-style="solid" style:text-underline-width="auto" style:text-underline-color="font-color"/>
    </style:style>
    <style:style style:name="T160" style:family="text">
      <style:text-properties style:text-underline-style="solid" style:text-underline-width="auto" style:text-underline-color="font-color" officeooo:rsid="02dc4079"/>
    </style:style>
    <style:style style:name="T161" style:family="text">
      <style:text-properties officeooo:rsid="014c05b8"/>
    </style:style>
    <style:style style:name="T162" style:family="text">
      <style:text-properties officeooo:rsid="02ab25e9"/>
    </style:style>
    <style:style style:name="T163" style:family="text">
      <style:text-properties officeooo:rsid="02b05c9a"/>
    </style:style>
    <style:style style:name="T164" style:family="text">
      <style:text-properties officeooo:rsid="02bcce71"/>
    </style:style>
    <style:style style:name="T165" style:family="text">
      <style:text-properties officeooo:rsid="02c5db6a"/>
    </style:style>
    <style:style style:name="T166" style:family="text">
      <style:text-properties officeooo:rsid="02c87df4"/>
    </style:style>
    <style:style style:name="T167" style:family="text">
      <style:text-properties officeooo:rsid="02d072df"/>
    </style:style>
    <style:style style:name="T168" style:family="text">
      <style:text-properties officeooo:rsid="033c50a9"/>
    </style:style>
    <style:style style:name="T169" style:family="text">
      <style:text-properties officeooo:rsid="01536506"/>
    </style:style>
    <style:style style:name="T170" style:family="text">
      <style:text-properties officeooo:rsid="03413198"/>
    </style:style>
    <style:style style:name="T171" style:family="text">
      <style:text-properties officeooo:rsid="0349821d"/>
    </style:style>
    <style:style style:name="T172" style:family="text">
      <style:text-properties officeooo:rsid="036b94d4"/>
    </style:style>
    <style:style style:name="T173" style:family="text">
      <style:text-properties officeooo:rsid="036ce6ed"/>
    </style:style>
    <style:style style:name="T174" style:family="text">
      <style:text-properties officeooo:rsid="03c1c04b"/>
    </style:style>
    <style:style style:name="T175" style:family="text">
      <style:text-properties officeooo:rsid="03e322e9"/>
    </style:style>
    <style:style style:name="T176" style:family="text">
      <style:text-properties officeooo:rsid="03e6885b"/>
    </style:style>
    <style:style style:name="T177" style:family="text">
      <style:text-properties officeooo:rsid="03ebb4ed"/>
    </style:style>
    <style:style style:name="T178" style:family="text">
      <style:text-properties officeooo:rsid="03fd9122"/>
    </style:style>
    <style:style style:name="T179" style:family="text">
      <style:text-properties officeooo:rsid="0404489d"/>
    </style:style>
    <style:style style:name="T180" style:family="text">
      <style:text-properties officeooo:rsid="0410b5e4"/>
    </style:style>
    <style:style style:name="T181" style:family="text">
      <style:text-properties fo:font-style="normal" style:font-style-asian="normal"/>
    </style:style>
    <style:style style:name="T182" style:family="text">
      <style:text-properties officeooo:rsid="015f5928"/>
    </style:style>
    <style:style style:name="T183" style:family="text">
      <style:text-properties officeooo:rsid="0018aeb1"/>
    </style:style>
    <style:style style:name="T184" style:family="text">
      <style:text-properties officeooo:rsid="0036f184"/>
    </style:style>
    <style:style style:name="T185" style:family="text">
      <style:text-properties officeooo:rsid="0019e209"/>
    </style:style>
    <style:style style:name="T186" style:family="text">
      <style:text-properties officeooo:rsid="00a93c8c"/>
    </style:style>
    <style:style style:name="T187" style:family="text">
      <style:text-properties officeooo:rsid="002ec2d3"/>
    </style:style>
    <style:style style:name="T188" style:family="text">
      <style:text-properties officeooo:rsid="00302919"/>
    </style:style>
    <style:style style:name="T189" style:family="text">
      <style:text-properties officeooo:rsid="00428197"/>
    </style:style>
    <style:style style:name="T190" style:family="text">
      <style:text-properties officeooo:rsid="004bcac8"/>
    </style:style>
    <style:style style:name="T191" style:family="text">
      <style:text-properties officeooo:rsid="0046c2bf"/>
    </style:style>
    <style:style style:name="T192" style:family="text">
      <style:text-properties officeooo:rsid="0082e3fe"/>
    </style:style>
    <style:style style:name="T193" style:family="text">
      <style:text-properties officeooo:rsid="00879c29"/>
    </style:style>
    <style:style style:name="T194" style:family="text">
      <style:text-properties officeooo:rsid="008d744e"/>
    </style:style>
    <style:style style:name="T195" style:family="text">
      <style:text-properties officeooo:rsid="008f4619"/>
    </style:style>
    <style:style style:name="T196" style:family="text">
      <style:text-properties officeooo:rsid="00917b14"/>
    </style:style>
    <style:style style:name="T197" style:family="text">
      <style:text-properties officeooo:rsid="0426384d"/>
    </style:style>
    <style:style style:name="T198" style:family="text">
      <style:text-properties officeooo:rsid="0429e66f"/>
    </style:style>
    <style:style style:name="T199" style:family="text">
      <style:text-properties officeooo:rsid="042bbd0c"/>
    </style:style>
    <style:style style:name="T200" style:family="text">
      <style:text-properties officeooo:rsid="042d3974"/>
    </style:style>
    <style:style style:name="T201" style:family="text">
      <style:text-properties officeooo:rsid="042e52e6"/>
    </style:style>
    <style:style style:name="T202" style:family="text">
      <style:text-properties officeooo:rsid="043787db"/>
    </style:style>
    <style:style style:name="T203" style:family="text">
      <style:text-properties officeooo:rsid="04461c46"/>
    </style:style>
    <style:style style:name="T204" style:family="text">
      <style:text-properties officeooo:rsid="045d3dcd"/>
    </style:style>
    <style:style style:name="T205" style:family="text">
      <style:text-properties officeooo:rsid="00b5ad1d"/>
    </style:style>
    <style:style style:name="T206" style:family="text">
      <style:text-properties officeooo:rsid="00b71f47"/>
    </style:style>
    <style:style style:name="T207" style:family="text">
      <style:text-properties officeooo:rsid="00af1993"/>
    </style:style>
    <style:style style:name="T208" style:family="text">
      <style:text-properties officeooo:rsid="00b16453"/>
    </style:style>
    <style:style style:name="T209" style:family="text">
      <style:text-properties officeooo:rsid="04643918"/>
    </style:style>
    <style:style style:name="T210" style:family="text">
      <style:text-properties officeooo:rsid="0468fc53"/>
    </style:style>
    <style:style style:name="T211" style:family="text">
      <style:text-properties officeooo:rsid="048a1955"/>
    </style:style>
    <style:style style:name="T212" style:family="text">
      <style:text-properties officeooo:rsid="03ee2f07"/>
    </style:style>
    <style:style style:name="T213" style:family="text">
      <style:text-properties officeooo:rsid="049139d3"/>
    </style:style>
    <style:style style:name="T214" style:family="text">
      <style:text-properties officeooo:rsid="03b5e694"/>
    </style:style>
    <style:style style:name="T215" style:family="text">
      <style:text-properties officeooo:rsid="04d8c0c1"/>
    </style:style>
    <style:style style:name="T216" style:family="text">
      <style:text-properties officeooo:rsid="04e7c586"/>
    </style:style>
    <style:style style:name="T217" style:family="text">
      <style:text-properties officeooo:rsid="0523c093"/>
    </style:style>
    <style:style style:name="T218" style:family="text">
      <style:text-properties officeooo:rsid="0531c85b"/>
    </style:style>
    <style:style style:name="T219" style:family="text">
      <style:text-properties officeooo:rsid="0537a548"/>
    </style:style>
    <style:style style:name="T220" style:family="text">
      <style:text-properties officeooo:rsid="053abf9a"/>
    </style:style>
    <style:style style:name="T221" style:family="text">
      <style:text-properties officeooo:rsid="053bea03"/>
    </style:style>
    <style:style style:name="T222" style:family="text">
      <style:text-properties officeooo:rsid="0540678e"/>
    </style:style>
    <style:style style:name="T223" style:family="text">
      <style:text-properties officeooo:rsid="0540a7ce"/>
    </style:style>
    <style:style style:name="T224" style:family="text">
      <style:text-properties officeooo:rsid="05512bfa"/>
    </style:style>
    <style:style style:name="T225" style:family="text">
      <style:text-properties officeooo:rsid="0551c172"/>
    </style:style>
    <style:style style:name="T226" style:family="text">
      <style:text-properties officeooo:rsid="055630a0"/>
    </style:style>
    <style:style style:name="T227" style:family="text">
      <style:text-properties officeooo:rsid="05637994"/>
    </style:style>
    <style:style style:name="T228" style:family="text">
      <style:text-properties officeooo:rsid="056cc93a"/>
    </style:style>
    <style:style style:name="T229" style:family="text">
      <style:text-properties officeooo:rsid="0573e5c7"/>
    </style:style>
    <style:style style:name="T230" style:family="text">
      <style:text-properties officeooo:rsid="058187b9"/>
    </style:style>
    <style:style style:name="T231" style:family="text">
      <style:text-properties officeooo:rsid="05840ffb"/>
    </style:style>
    <style:style style:name="T232" style:family="text">
      <style:text-properties officeooo:rsid="05883c22"/>
    </style:style>
    <style:style style:name="T233" style:family="text">
      <style:text-properties officeooo:rsid="058a1dfd"/>
    </style:style>
    <style:style style:name="T234" style:family="text">
      <style:text-properties officeooo:rsid="0521d263"/>
    </style:style>
    <style:style style:name="T235" style:family="text">
      <style:text-properties officeooo:rsid="058d1e20"/>
    </style:style>
    <style:style style:name="T236" style:family="text">
      <style:text-properties officeooo:rsid="05cc65e5"/>
    </style:style>
    <style:style style:name="T237" style:family="text">
      <style:text-properties officeooo:rsid="05cd3167"/>
    </style:style>
    <style:style style:name="T238" style:family="text">
      <style:text-properties officeooo:rsid="05ceff54"/>
    </style:style>
    <style:style style:name="T239" style:family="text">
      <style:text-properties fo:color="#000000" loext:opacity="100%"/>
    </style:style>
    <style:style style:name="T240" style:family="text">
      <style:text-properties officeooo:rsid="0630bde1"/>
    </style:style>
    <style:style style:name="T241" style:family="text">
      <style:text-properties officeooo:rsid="0630e6d2"/>
    </style:style>
    <style:style style:name="T242" style:family="text">
      <style:text-properties officeooo:rsid="0632634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mathematical understanding of deep learning</text:p>
      <text:p text:style-name="P4"/>
      <text:p text:style-name="P5">Jiang J.</text:p>
      <text:p text:style-name="P5">Data Engineer, Data Scientist</text:p>
      <text:p text:style-name="P5"><text:span text:style-name="T5">ENSEEIHT </text:span>Computer Science Engineering Degree, <text:span text:style-name="T5">INP Toulouse Dual</text:span> MSc <text:span text:style-name="T5">Research</text:span> <text:span text:style-name="T3">Degree</text:span> in AI / Big Data / Ops</text:p>
      <text:p text:style-name="P6">France</text:p>
      <text:p text:style-name="P4"/>
      <text:h text:style-name="P94" text:outline-level="1">1 – Introduction</text:h>
      <text:p text:style-name="P7"/>
      <text:p text:style-name="P7">Frameworks such as Tensor<text:span text:style-name="T80">F</text:span>low or Py<text:span text:style-name="T80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93">T</text:span>he <text:span text:style-name="T4">proper</text:span> math aspect <text:span text:style-name="T7">is</text:span> <text:span text:style-name="T7">little by little </text:span>forgotten.</text:p>
      <text:p text:style-name="P7">The objective is to do a summary of the important propositions. These propositions will be mathematically proven. <text:span text:style-name="T8">The </text:span><text:span text:style-name="T88">subject</text:span><text:span text:style-name="T8"> </text:span><text:span text:style-name="T89">tackled </text:span><text:span text:style-name="T90">is</text:span><text:span text:style-name="T8"> </text:span><text:span text:style-name="T86">a multi-class classification problem </text:span><text:span text:style-name="T87">with</text:span><text:span text:style-name="T8"> – dense layers, </text:span><text:span text:style-name="T8"><draw:frame draw:style-name="fr1" draw:name="Objet139" text:anchor-type="as-char" svg:width="1.252cm" svg:height="0.467cm" draw:z-index="7"><draw:object xlink:href="./Object 139" xlink:type="simple" xlink:show="embed" xlink:actuate="onLoad"/><draw:image xlink:href="./ObjectReplacements/Object 139" xlink:type="simple" xlink:show="embed" xlink:actuate="onLoad"/></draw:frame></text:span><text:span text:style-name="T8">and</text:span><text:span text:style-name="T8"><draw:frame draw:style-name="fr1" draw:name="Objet142" text:anchor-type="as-char" svg:width="1.64cm" svg:height="0.467cm" draw:z-index="10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activation layers, Categorical cross-entropy loss, Stochastic gradient descent optimizer. </text:span><text:span text:style-name="T197">A</text:span><text:span text:style-name="T93">ll</text:span><text:span text:style-name="T91"> the </text:span><text:span text:style-name="T92">elements below </text:span><text:span text:style-name="T197">are defined for classification</text:span><text:span text:style-name="T198">s</text:span><text:span text:style-name="T197"> but</text:span><text:span text:style-name="T92"> can be re-used or easily </text:span><text:span text:style-name="T199">re-define</text:span><text:span text:style-name="T200">d</text:span><text:span text:style-name="T92"> to cover regression</text:span><text:span text:style-name="T201">s</text:span><text:span text:style-name="T92">.</text:span></text:p>
      <text:p text:style-name="P7"/>
      <text:h text:style-name="P95" text:outline-level="1">2 – <text:span text:style-name="T9">Notation and Nomenclature</text:span></text:h>
      <text:p text:style-name="P31"/>
      <text:p text:style-name="P71">Definition –<text:span text:style-name="T15"> </text:span><text:span text:style-name="T28">Let</text:span><text:span text:style-name="T28"><draw:frame draw:style-name="fr1" draw:name="Objet43" text:anchor-type="as-char" svg:width="0.524cm" svg:height="0.326cm" draw:z-index="11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29">a</text:span><text:span text:style-name="T30"> non-empty </text:span><text:span text:style-name="T39">open</text:span><text:span text:style-name="T30"> </text:span><text:span text:style-name="T37">subset </text:span><text:span text:style-name="T29">of</text:span><text:span text:style-name="T29"><draw:frame draw:style-name="fr1" draw:name="Objet52" text:anchor-type="as-char" svg:width="0.744cm" svg:height="0.527cm" draw:z-index="12"><draw:object xlink:href="./Object 52" xlink:type="simple" xlink:show="embed" xlink:actuate="onLoad"/><draw:image xlink:href="./ObjectReplacements/Object 52" xlink:type="simple" xlink:show="embed" xlink:actuate="onLoad"/><svg:desc>formule</svg:desc></draw:frame></text:span><text:span text:style-name="T28">, </text:span><text:span text:style-name="T38"><draw:frame draw:style-name="fr1" draw:name="Objet53" text:anchor-type="as-char" svg:width="0.88cm" svg:height="0.531cm" draw:z-index="14"><draw:object xlink:href="./Object 53" xlink:type="simple" xlink:show="embed" xlink:actuate="onLoad"/><draw:image xlink:href="./ObjectReplacements/Object 53" xlink:type="simple" xlink:show="embed" xlink:actuate="onLoad"/><svg:desc>formule</svg:desc></draw:frame></text:span><text:span text:style-name="T45">a</text:span><text:span text:style-name="T44"> </text:span><text:span text:style-name="T39">norm </text:span><text:span text:style-name="T41">on</text:span><text:span text:style-name="T40"><draw:frame draw:style-name="fr1" draw:name="Objet62" text:anchor-type="as-char" svg:width="0.744cm" svg:height="0.527cm" draw:z-index="15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40">, </text:span><text:span text:style-name="T40"><draw:frame draw:style-name="fr1" draw:name="Objet80" text:anchor-type="as-char" svg:width="0.975cm" svg:height="0.531cm" draw:z-index="16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44">a norm on</text:span><text:span text:style-name="T44"><draw:frame draw:style-name="fr1" draw:name="Objet111" text:anchor-type="as-char" svg:width="0.84cm" svg:height="0.527cm" draw:z-index="17"><draw:object xlink:href="./Object 111" xlink:type="simple" xlink:show="embed" xlink:actuate="onLoad"/><draw:image xlink:href="./ObjectReplacements/Object 111" xlink:type="simple" xlink:show="embed" xlink:actuate="onLoad"/><svg:desc>formule</svg:desc></draw:frame></text:span><text:span text:style-name="T28">, </text:span><text:span text:style-name="T42">and</text:span><text:span text:style-name="T28"><draw:frame draw:style-name="fr1" draw:name="Objet112" text:anchor-type="as-char" svg:width="2.148cm" svg:height="0.527cm" draw:z-index="18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28">. Then</text:span><text:span text:style-name="T28"><draw:frame draw:style-name="fr1" draw:name="Objet54" text:anchor-type="as-char" svg:width="0.404cm" svg:height="0.467cm" draw:z-index="19"><draw:object xlink:href="./Object 54" xlink:type="simple" xlink:show="embed" xlink:actuate="onLoad"/><draw:image xlink:href="./ObjectReplacements/Object 54" xlink:type="simple" xlink:show="embed" xlink:actuate="onLoad"/></draw:frame></text:span><text:span text:style-name="T28">continuous function is equivalent to</text:span></text:p>
      <text:p text:style-name="P32"><draw:frame draw:style-name="fr1" draw:name="Objet74" text:anchor-type="as-char" svg:width="1.513cm" svg:height="0.467cm" draw:z-index="20"><draw:object xlink:href="./Object 74" xlink:type="simple" xlink:show="embed" xlink:actuate="onLoad"/><draw:image xlink:href="./ObjectReplacements/Object 74" xlink:type="simple" xlink:show="embed" xlink:actuate="onLoad"/><svg:desc>formule</svg:desc></draw:frame>,</text:p>
      <text:p text:style-name="P32"><draw:frame draw:style-name="fr1" draw:name="Objet55" text:anchor-type="as-char" svg:width="1.369cm" svg:height="0.467cm" draw:z-index="21"><draw:object xlink:href="./Object 55" xlink:type="simple" xlink:show="embed" xlink:actuate="onLoad"/><draw:image xlink:href="./ObjectReplacements/Object 55" xlink:type="simple" xlink:show="embed" xlink:actuate="onLoad"/><svg:desc>formule</svg:desc></draw:frame>,<draw:frame draw:style-name="fr1" draw:name="Objet56" text:anchor-type="as-char" svg:width="1.282cm" svg:height="0.483cm" draw:z-index="22"><draw:object xlink:href="./Object 56" xlink:type="simple" xlink:show="embed" xlink:actuate="onLoad"/><draw:image xlink:href="./ObjectReplacements/Object 56" xlink:type="simple" xlink:show="embed" xlink:actuate="onLoad"/><svg:desc>formule</svg:desc></draw:frame>,<draw:frame draw:style-name="fr1" draw:name="Objet57" text:anchor-type="as-char" svg:width="1.52cm" svg:height="0.467cm" draw:z-index="23"><draw:object xlink:href="./Object 57" xlink:type="simple" xlink:show="embed" xlink:actuate="onLoad"/><draw:image xlink:href="./ObjectReplacements/Object 57" xlink:type="simple" xlink:show="embed" xlink:actuate="onLoad"/><svg:desc>formule</svg:desc></draw:frame>,<draw:frame draw:style-name="fr1" draw:name="Objet58" text:anchor-type="as-char" svg:width="5.653cm" svg:height="0.54cm" draw:z-index="24"><draw:object xlink:href="./Object 58" xlink:type="simple" xlink:show="embed" xlink:actuate="onLoad"/><draw:image xlink:href="./ObjectReplacements/Object 58" xlink:type="simple" xlink:show="embed" xlink:actuate="onLoad"/><svg:desc>formule</svg:desc></draw:frame></text:p>
      <text:p text:style-name="P34">The notation<draw:frame draw:style-name="fr1" draw:name="Objet59" text:anchor-type="as-char" svg:width="1.997cm" svg:height="0.557cm" draw:z-index="25"><draw:object xlink:href="./Object 59" xlink:type="simple" xlink:show="embed" xlink:actuate="onLoad"/><draw:image xlink:href="./ObjectReplacements/Object 59" xlink:type="simple" xlink:show="embed" xlink:actuate="onLoad"/><svg:desc>formule</svg:desc></draw:frame>means the <text:span text:style-name="T104">set of </text:span>continuous function<text:span text:style-name="T106">s</text:span> from<draw:frame draw:style-name="fr1" draw:name="Objet46" text:anchor-type="as-char" svg:width="0.524cm" svg:height="0.326cm" draw:z-index="26"><draw:object xlink:href="./Object 46" xlink:type="simple" xlink:show="embed" xlink:actuate="onLoad"/><draw:image xlink:href="./ObjectReplacements/Object 46" xlink:type="simple" xlink:show="embed" xlink:actuate="onLoad"/><svg:desc>formule</svg:desc></draw:frame>to<draw:frame draw:style-name="fr1" draw:name="Objet61" text:anchor-type="as-char" svg:width="0.84cm" svg:height="0.527cm" draw:z-index="27"><draw:object xlink:href="./Object 61" xlink:type="simple" xlink:show="embed" xlink:actuate="onLoad"/><draw:image xlink:href="./ObjectReplacements/Object 61" xlink:type="simple" xlink:show="embed" xlink:actuate="onLoad"/><svg:desc>formule</svg:desc></draw:frame>.</text:p>
      <text:p text:style-name="P36">The notation<draw:frame draw:style-name="fr1" draw:name="Objet117" text:anchor-type="as-char" svg:width="1.379cm" svg:height="0.557cm" draw:z-index="28"><draw:object xlink:href="./Object 117" xlink:type="simple" xlink:show="embed" xlink:actuate="onLoad"/><draw:image xlink:href="./ObjectReplacements/Object 117" xlink:type="simple" xlink:show="embed" xlink:actuate="onLoad"/><svg:desc>formule</svg:desc></draw:frame><text:span text:style-name="T168">means the set of continuous functions from</text:span><text:span text:style-name="T168"><draw:frame draw:style-name="fr1" draw:name="Objet118" text:anchor-type="as-char" svg:width="0.744cm" svg:height="0.527cm" draw:z-index="29"><draw:object xlink:href="./Object 118" xlink:type="simple" xlink:show="embed" xlink:actuate="onLoad"/><draw:image xlink:href="./ObjectReplacements/Object 118" xlink:type="simple" xlink:show="embed" xlink:actuate="onLoad"/><svg:desc>formule</svg:desc></draw:frame></text:span><text:span text:style-name="T169">to</text:span><text:span text:style-name="T169"><draw:frame draw:style-name="fr1" draw:name="Objet119" text:anchor-type="as-char" svg:width="0.744cm" svg:height="0.527cm" draw:z-index="30"><draw:object xlink:href="./Object 119" xlink:type="simple" xlink:show="embed" xlink:actuate="onLoad"/><draw:image xlink:href="./ObjectReplacements/Object 119" xlink:type="simple" xlink:show="embed" xlink:actuate="onLoad"/><svg:desc>formule</svg:desc></draw:frame></text:span><text:span text:style-name="T169">.</text:span></text:p>
      <text:p text:style-name="P39"/>
      <text:p text:style-name="P72"><text:span text:style-name="T161">Definition –</text:span><text:span text:style-name="T46"> </text:span><text:span text:style-name="T28">Let</text:span><text:span text:style-name="T28"><draw:frame draw:style-name="fr1" draw:name="Objet63" text:anchor-type="as-char" svg:width="0.524cm" svg:height="0.326cm" draw:z-index="31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29">a</text:span><text:span text:style-name="T30"> non-empty </text:span><text:span text:style-name="T39">open</text:span><text:span text:style-name="T30"> </text:span><text:span text:style-name="T37">subset </text:span><text:span text:style-name="T29">of</text:span><text:span text:style-name="T29"><draw:frame draw:style-name="fr1" draw:name="Objet64" text:anchor-type="as-char" svg:width="0.744cm" svg:height="0.527cm" draw:z-index="32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28">, </text:span><text:span text:style-name="T38"><draw:frame draw:style-name="fr1" draw:name="Objet65" text:anchor-type="as-char" svg:width="0.88cm" svg:height="0.531cm" draw:z-index="33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45">a</text:span><text:span text:style-name="T44"> </text:span><text:span text:style-name="T39">norm </text:span><text:span text:style-name="T41">on</text:span><text:span text:style-name="T40"><draw:frame draw:style-name="fr1" draw:name="Objet100" text:anchor-type="as-char" svg:width="0.744cm" svg:height="0.527cm" draw:z-index="34"><draw:object xlink:href="./Object 100" xlink:type="simple" xlink:show="embed" xlink:actuate="onLoad"/><draw:image xlink:href="./ObjectReplacements/Object 100" xlink:type="simple" xlink:show="embed" xlink:actuate="onLoad"/><svg:desc>formule</svg:desc></draw:frame></text:span><text:span text:style-name="T40">, </text:span><text:span text:style-name="T40"><draw:frame draw:style-name="fr1" draw:name="Objet101" text:anchor-type="as-char" svg:width="0.975cm" svg:height="0.531cm" draw:z-index="35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44">a norm on</text:span><text:span text:style-name="T44"><draw:frame draw:style-name="fr1" draw:name="Objet113" text:anchor-type="as-char" svg:width="0.84cm" svg:height="0.527cm" draw:z-index="36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28">, </text:span><text:span text:style-name="T42">and</text:span><text:span text:style-name="T28"><draw:frame draw:style-name="fr1" draw:name="Objet114" text:anchor-type="as-char" svg:width="2.148cm" svg:height="0.527cm" draw:z-index="37"><draw:object xlink:href="./Object 114" xlink:type="simple" xlink:show="embed" xlink:actuate="onLoad"/><draw:image xlink:href="./ObjectReplacements/Object 114" xlink:type="simple" xlink:show="embed" xlink:actuate="onLoad"/><svg:desc>formule</svg:desc></draw:frame></text:span><text:span text:style-name="T28">. Then</text:span><text:span text:style-name="T28"><draw:frame draw:style-name="fr1" draw:name="Objet66" text:anchor-type="as-char" svg:width="0.404cm" svg:height="0.467cm" draw:z-index="38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31">derivable </text:span><text:span text:style-name="T32">is equivalent to</text:span></text:p>
      <text:p text:style-name="P33"><draw:frame draw:style-name="fr1" draw:name="Objet75" text:anchor-type="as-char" svg:width="1.513cm" svg:height="0.467cm" draw:z-index="39"><draw:object xlink:href="./Object 75" xlink:type="simple" xlink:show="embed" xlink:actuate="onLoad"/><draw:image xlink:href="./ObjectReplacements/Object 75" xlink:type="simple" xlink:show="embed" xlink:actuate="onLoad"/><svg:desc>formule</svg:desc></draw:frame>,<draw:frame draw:style-name="fr1" draw:name="Objet76" text:anchor-type="as-char" svg:width="2.404cm" svg:height="0.557cm" draw:z-index="40"><draw:object xlink:href="./Object 76" xlink:type="simple" xlink:show="embed" xlink:actuate="onLoad"/><draw:image xlink:href="./ObjectReplacements/Object 76" xlink:type="simple" xlink:show="embed" xlink:actuate="onLoad"/><svg:desc>formule</svg:desc></draw:frame>,</text:p>
      <text:p text:style-name="P33"><draw:frame draw:style-name="fr1" draw:name="Objet70" text:anchor-type="as-char" svg:width="1.369cm" svg:height="0.467cm" draw:z-index="41"><draw:object xlink:href="./Object 70" xlink:type="simple" xlink:show="embed" xlink:actuate="onLoad"/><draw:image xlink:href="./ObjectReplacements/Object 70" xlink:type="simple" xlink:show="embed" xlink:actuate="onLoad"/><svg:desc>formule</svg:desc></draw:frame>,<draw:frame draw:style-name="fr1" draw:name="Objet71" text:anchor-type="as-char" svg:width="1.282cm" svg:height="0.483cm" draw:z-index="43"><draw:object xlink:href="./Object 71" xlink:type="simple" xlink:show="embed" xlink:actuate="onLoad"/><draw:image xlink:href="./ObjectReplacements/Object 71" xlink:type="simple" xlink:show="embed" xlink:actuate="onLoad"/><svg:desc>formule</svg:desc></draw:frame>,<draw:frame draw:style-name="fr1" draw:name="Objet72" text:anchor-type="as-char" svg:width="1.52cm" svg:height="0.467cm" draw:z-index="46"><draw:object xlink:href="./Object 72" xlink:type="simple" xlink:show="embed" xlink:actuate="onLoad"/><draw:image xlink:href="./ObjectReplacements/Object 72" xlink:type="simple" xlink:show="embed" xlink:actuate="onLoad"/><svg:desc>formule</svg:desc></draw:frame>,<draw:frame draw:style-name="fr1" draw:name="Objet73" text:anchor-type="as-char" svg:width="7.013cm" svg:height="1.085cm" draw:z-index="52"><draw:object xlink:href="./Object 73" xlink:type="simple" xlink:show="embed" xlink:actuate="onLoad"/><draw:image xlink:href="./ObjectReplacements/Object 73" xlink:type="simple" xlink:show="embed" xlink:actuate="onLoad"/><svg:desc>formule</svg:desc></draw:frame></text:p>
      <text:p text:style-name="P35"><text:soft-page-break/><text:span text:style-name="T182">The notation</text:span><text:span text:style-name="T182"><draw:frame draw:style-name="fr1" draw:name="Objet67" text:anchor-type="as-char" svg:width="2.053cm" svg:height="0.557cm" draw:z-index="53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182">means the </text:span><text:span text:style-name="T104">set of </text:span><text:span text:style-name="T105">derivable</text:span><text:span text:style-name="T182"> function</text:span><text:span text:style-name="T105">s</text:span><text:span text:style-name="T182"> from</text:span><text:span text:style-name="T182"><draw:frame draw:style-name="fr1" draw:name="Objet60" text:anchor-type="as-char" svg:width="0.524cm" svg:height="0.326cm" draw:z-index="55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182">to</text:span><text:span text:style-name="T182"><draw:frame draw:style-name="fr1" draw:name="Objet69" text:anchor-type="as-char" svg:width="0.84cm" svg:height="0.527cm" draw:z-index="57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182">.</text:span></text:p>
      <text:p text:style-name="P37">The notation<draw:frame draw:style-name="fr1" draw:name="Objet120" text:anchor-type="as-char" svg:width="1.438cm" svg:height="0.557cm" draw:z-index="58"><draw:object xlink:href="./Object 120" xlink:type="simple" xlink:show="embed" xlink:actuate="onLoad"/><draw:image xlink:href="./ObjectReplacements/Object 120" xlink:type="simple" xlink:show="embed" xlink:actuate="onLoad"/><svg:desc>formule</svg:desc></draw:frame><text:span text:style-name="T168">means the set of </text:span><text:span text:style-name="T170">derivable</text:span><text:span text:style-name="T168"> functions from</text:span><text:span text:style-name="T168"><draw:frame draw:style-name="fr1" draw:name="Objet121" text:anchor-type="as-char" svg:width="0.744cm" svg:height="0.527cm" draw:z-index="59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169">to</text:span><text:span text:style-name="T169"><draw:frame draw:style-name="fr1" draw:name="Objet122" text:anchor-type="as-char" svg:width="0.744cm" svg:height="0.527cm" draw:z-index="60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169">.</text:span></text:p>
      <text:p text:style-name="P40"/>
      <text:p text:style-name="P73">Definition – <text:span text:style-name="T28">Let</text:span><text:span text:style-name="T28"><draw:frame draw:style-name="fr1" draw:name="Objet68" text:anchor-type="as-char" svg:width="0.524cm" svg:height="0.326cm" draw:z-index="61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29">a</text:span><text:span text:style-name="T30"> non-empty </text:span><text:span text:style-name="T39">open</text:span><text:span text:style-name="T30"> </text:span><text:span text:style-name="T37">subset </text:span><text:span text:style-name="T29">of</text:span><text:span text:style-name="T29"><draw:frame draw:style-name="fr1" draw:name="Objet81" text:anchor-type="as-char" svg:width="0.744cm" svg:height="0.527cm" draw:z-index="62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28">, </text:span><text:span text:style-name="T38"><draw:frame draw:style-name="fr1" draw:name="Objet82" text:anchor-type="as-char" svg:width="0.88cm" svg:height="0.531cm" draw:z-index="63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45">a</text:span><text:span text:style-name="T44"> </text:span><text:span text:style-name="T39">norm </text:span><text:span text:style-name="T41">on</text:span><text:span text:style-name="T40"><draw:frame draw:style-name="fr1" draw:name="Objet102" text:anchor-type="as-char" svg:width="0.744cm" svg:height="0.527cm" draw:z-index="64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40">, </text:span><text:span text:style-name="T40"><draw:frame draw:style-name="fr1" draw:name="Objet103" text:anchor-type="as-char" svg:width="0.975cm" svg:height="0.531cm" draw:z-index="65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44">a norm on</text:span><text:span text:style-name="T44"><draw:frame draw:style-name="fr1" draw:name="Objet115" text:anchor-type="as-char" svg:width="0.84cm" svg:height="0.527cm" draw:z-index="66"><draw:object xlink:href="./Object 115" xlink:type="simple" xlink:show="embed" xlink:actuate="onLoad"/><draw:image xlink:href="./ObjectReplacements/Object 115" xlink:type="simple" xlink:show="embed" xlink:actuate="onLoad"/><svg:desc>formule</svg:desc></draw:frame></text:span><text:span text:style-name="T28">, </text:span><text:span text:style-name="T42">and</text:span><text:span text:style-name="T28"><draw:frame draw:style-name="fr1" draw:name="Objet116" text:anchor-type="as-char" svg:width="2.148cm" svg:height="0.527cm" draw:z-index="67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28">. Then</text:span><text:span text:style-name="T28"><draw:frame draw:style-name="fr1" draw:name="Objet83" text:anchor-type="as-char" svg:width="0.404cm" svg:height="0.467cm" draw:z-index="68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35">piece-wise </text:span><text:span text:style-name="T31">derivable </text:span><text:span text:style-name="T32">is equivalent to</text:span></text:p>
      <text:p text:style-name="P41"><draw:frame draw:style-name="fr1" draw:name="Objet84" text:anchor-type="as-char" svg:width="1.656cm" svg:height="0.467cm" draw:z-index="69"><draw:object xlink:href="./Object 84" xlink:type="simple" xlink:show="embed" xlink:actuate="onLoad"/><draw:image xlink:href="./ObjectReplacements/Object 84" xlink:type="simple" xlink:show="embed" xlink:actuate="onLoad"/></draw:frame><text:span text:style-name="T166">such as</text:span><text:span text:style-name="T166"><draw:frame draw:style-name="fr1" draw:name="Objet107" text:anchor-type="as-char" svg:width="0.549cm" svg:height="0.467cm" draw:z-index="70"><draw:object xlink:href="./Object 107" xlink:type="simple" xlink:show="embed" xlink:actuate="onLoad"/><draw:image xlink:href="./ObjectReplacements/Object 107" xlink:type="simple" xlink:show="embed" xlink:actuate="onLoad"/></draw:frame></text:span><text:span text:style-name="T164">compact and bounded</text:span>,</text:p>
      <text:p text:style-name="P41"><draw:frame draw:style-name="fr1" draw:name="Objet85" text:anchor-type="as-char" svg:width="2.078cm" svg:height="0.547cm" draw:z-index="71"><draw:object xlink:href="./Object 85" xlink:type="simple" xlink:show="embed" xlink:actuate="onLoad"/><draw:image xlink:href="./ObjectReplacements/Object 85" xlink:type="simple" xlink:show="embed" xlink:actuate="onLoad"/><svg:desc>formule</svg:desc></draw:frame><text:span text:style-name="T180">non-empty </text:span><text:span text:style-name="T165">open subsets </text:span><text:span text:style-name="T162">such as</text:span><text:span text:style-name="T162"><draw:frame draw:style-name="fr1" draw:name="Objet106" text:anchor-type="as-char" svg:width="1.986cm" svg:height="0.982cm" draw:z-index="72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163">and</text:span><text:span text:style-name="T162"><draw:frame draw:style-name="fr1" draw:name="Objet104" text:anchor-type="as-char" svg:width="2.967cm" svg:height="0.557cm" draw:z-index="73"><draw:object xlink:href="./Object 104" xlink:type="simple" xlink:show="embed" xlink:actuate="onLoad"/><draw:image xlink:href="./ObjectReplacements/Object 104" xlink:type="simple" xlink:show="embed" xlink:actuate="onLoad"/><svg:desc>formule</svg:desc></draw:frame></text:span><text:span text:style-name="T162">,</text:span><text:span text:style-name="T162"><draw:frame draw:style-name="fr1" draw:name="Objet105" text:anchor-type="as-char" svg:width="3.403cm" svg:height="0.531cm" draw:z-index="74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162">,</text:span></text:p>
      <text:p text:style-name="P41"><draw:frame draw:style-name="fr1" draw:name="Objet86" text:anchor-type="as-char" svg:width="2.067cm" svg:height="0.482cm" draw:z-index="75"><draw:object xlink:href="./Object 86" xlink:type="simple" xlink:show="embed" xlink:actuate="onLoad"/><draw:image xlink:href="./ObjectReplacements/Object 86" xlink:type="simple" xlink:show="embed" xlink:actuate="onLoad"/><svg:desc>formule</svg:desc></draw:frame>,<draw:frame draw:style-name="fr1" draw:name="Objet87" text:anchor-type="as-char" svg:width="3.209cm" svg:height="0.591cm" draw:z-index="76"><draw:object xlink:href="./Object 87" xlink:type="simple" xlink:show="embed" xlink:actuate="onLoad"/><draw:image xlink:href="./ObjectReplacements/Object 87" xlink:type="simple" xlink:show="embed" xlink:actuate="onLoad"/></draw:frame>,<draw:frame draw:style-name="fr1" draw:name="Objet88" text:anchor-type="as-char" svg:width="1.623cm" svg:height="0.531cm" draw:z-index="77"><draw:object xlink:href="./Object 88" xlink:type="simple" xlink:show="embed" xlink:actuate="onLoad"/><draw:image xlink:href="./ObjectReplacements/Object 88" xlink:type="simple" xlink:show="embed" xlink:actuate="onLoad"/></draw:frame>,<text:span text:style-name="T181"><draw:frame draw:style-name="fr1" draw:name="Objet89" text:anchor-type="as-char" svg:width="2.18cm" svg:height="0.54cm" draw:z-index="78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42">The notation<draw:frame draw:style-name="fr1" draw:name="Objet90" text:anchor-type="as-char" svg:width="2.387cm" svg:height="0.591cm" draw:z-index="79"><draw:object xlink:href="./Object 90" xlink:type="simple" xlink:show="embed" xlink:actuate="onLoad"/><draw:image xlink:href="./ObjectReplacements/Object 90" xlink:type="simple" xlink:show="embed" xlink:actuate="onLoad"/><svg:desc>formule</svg:desc></draw:frame>means the set of <text:span text:style-name="T108">piece-wise </text:span><text:span text:style-name="T109">derivable</text:span> functions <text:span text:style-name="T110">from</text:span><text:span text:style-name="T110"><draw:frame draw:style-name="fr1" draw:name="Objet91" text:anchor-type="as-char" svg:width="0.524cm" svg:height="0.326cm" draw:z-index="80"><draw:object xlink:href="./Object 91" xlink:type="simple" xlink:show="embed" xlink:actuate="onLoad"/><draw:image xlink:href="./ObjectReplacements/Object 91" xlink:type="simple" xlink:show="embed" xlink:actuate="onLoad"/><svg:desc>formule</svg:desc></draw:frame></text:span><text:span text:style-name="T111">to</text:span><text:span text:style-name="T111"><draw:frame draw:style-name="fr1" draw:name="Objet92" text:anchor-type="as-char" svg:width="0.84cm" svg:height="0.527cm" draw:z-index="81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111">.</text:span></text:p>
      <text:p text:style-name="P38">The notation<draw:frame draw:style-name="fr1" draw:name="Objet123" text:anchor-type="as-char" svg:width="1.771cm" svg:height="0.591cm" draw:z-index="83"><draw:object xlink:href="./Object 123" xlink:type="simple" xlink:show="embed" xlink:actuate="onLoad"/><draw:image xlink:href="./ObjectReplacements/Object 123" xlink:type="simple" xlink:show="embed" xlink:actuate="onLoad"/><svg:desc>formule</svg:desc></draw:frame><text:span text:style-name="T168">means the set of </text:span><text:span text:style-name="T108">piece-wise </text:span><text:span text:style-name="T109">derivable</text:span><text:span text:style-name="T168"> functions from</text:span><text:span text:style-name="T168"><draw:frame draw:style-name="fr1" draw:name="Objet124" text:anchor-type="as-char" svg:width="0.744cm" svg:height="0.527cm" draw:z-index="84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169">to</text:span><text:span text:style-name="T169"><draw:frame draw:style-name="fr1" draw:name="Objet125" text:anchor-type="as-char" svg:width="0.744cm" svg:height="0.527cm" draw:z-index="85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169">.</text:span></text:p>
      <text:p text:style-name="P61"/>
      <text:p text:style-name="P74">Definition – <text:span text:style-name="T15">Let</text:span><text:span text:style-name="T15"><draw:frame draw:style-name="fr1" draw:name="Objet1" text:anchor-type="as-char" svg:width="4.165cm" svg:height="0.5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5">.</text:span><text:span text:style-name="T16"> Then the ordered rectangular array</text:span></text:p>
      <text:p text:style-name="P43"><draw:frame draw:style-name="fr1" draw:name="Objet5" text:anchor-type="as-char" svg:width="4.554cm" svg:height="2.281cm" draw:z-index="1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44">is a real matrix of dimension<draw:frame draw:style-name="fr1" draw:name="Objet4" text:anchor-type="as-char" svg:width="1.088cm" svg:height="0.467cm" draw:z-index="86"><draw:object xlink:href="./Object 4" xlink:type="simple" xlink:show="embed" xlink:actuate="onLoad"/><draw:image xlink:href="./ObjectReplacements/Object 4" xlink:type="simple" xlink:show="embed" xlink:actuate="onLoad"/></draw:frame>.</text:p>
      <text:p text:style-name="P28"><text:span text:style-name="T183">T</text:span>he following notation<text:span text:style-name="T184">s</text:span> <text:span text:style-name="T184">are</text:span> considered</text:p>
      <text:p text:style-name="P25"><draw:frame draw:style-name="fr1" draw:name="Objet11" text:anchor-type="as-char" svg:width="2.057cm" svg:height="0.482cm" draw:z-index="87"><draw:object xlink:href="./Object 18" xlink:type="simple" xlink:show="embed" xlink:actuate="onLoad"/><draw:image xlink:href="./ObjectReplacements/Object 18" xlink:type="simple" xlink:show="embed" xlink:actuate="onLoad"/><svg:desc>formule</svg:desc></draw:frame>,<draw:frame draw:style-name="fr1" draw:name="Objet12" text:anchor-type="as-char" svg:width="2.221cm" svg:height="0.482cm" draw:z-index="88"><draw:object xlink:href="./Object 19" xlink:type="simple" xlink:show="embed" xlink:actuate="onLoad"/><draw:image xlink:href="./ObjectReplacements/Object 19" xlink:type="simple" xlink:show="embed" xlink:actuate="onLoad"/><svg:desc>formule</svg:desc></draw:frame>,<draw:frame draw:style-name="fr1" draw:name="Objet10" text:anchor-type="as-char" svg:width="1.718cm" svg:height="0.531cm" draw:z-index="90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26"><draw:frame draw:style-name="fr1" draw:name="Objet16" text:anchor-type="as-char" svg:width="2.221cm" svg:height="0.482cm" draw:z-index="91"><draw:object xlink:href="./Object 16" xlink:type="simple" xlink:show="embed" xlink:actuate="onLoad"/><draw:image xlink:href="./ObjectReplacements/Object 16" xlink:type="simple" xlink:show="embed" xlink:actuate="onLoad"/><svg:desc>formule</svg:desc></draw:frame>,<draw:frame draw:style-name="fr1" draw:name="Objet14" text:anchor-type="as-char" svg:width="2.131cm" svg:height="2.281cm" draw:z-index="92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26"><draw:frame draw:style-name="fr1" draw:name="Objet18" text:anchor-type="as-char" svg:width="2.057cm" svg:height="0.482cm" draw:z-index="93"><draw:object xlink:href="./Object 11" xlink:type="simple" xlink:show="embed" xlink:actuate="onLoad"/><draw:image xlink:href="./ObjectReplacements/Object 11" xlink:type="simple" xlink:show="embed" xlink:actuate="onLoad"/><svg:desc>formule</svg:desc></draw:frame>,<draw:frame draw:style-name="fr1" draw:name="Objet17" text:anchor-type="as-char" svg:width="4.479cm" svg:height="0.586cm" draw:z-index="94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45"><text:span text:style-name="T183">The notation</text:span><text:span text:style-name="T183"><draw:frame draw:style-name="fr1" draw:name="Objet6" text:anchor-type="as-char" svg:width="1.055cm" svg:height="0.531cm" draw:z-index="2"><draw:object xlink:href="./Object 6" xlink:type="simple" xlink:show="embed" xlink:actuate="onLoad"/><draw:image xlink:href="./ObjectReplacements/Object 6" xlink:type="simple" xlink:show="embed" xlink:actuate="onLoad"/></draw:frame></text:span><text:span text:style-name="T185">means</text:span><text:span text:style-name="T183"> the matrix set of dimension</text:span><text:span text:style-name="T183"><draw:frame draw:style-name="fr1" draw:name="Objet7" text:anchor-type="as-char" svg:width="1.088cm" svg:height="0.467cm" draw:z-index="3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72">with coefficients </text:span><text:span text:style-name="T173">in</text:span><text:span text:style-name="T173"><draw:frame draw:style-name="fr1" draw:name="Objet19" text:anchor-type="as-char" svg:width="0.556cm" svg:height="0.385cm" draw:z-index="95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83">.</text:span></text:p>
      <text:p text:style-name="P45"><text:span text:style-name="T183">The notation</text:span><text:span text:style-name="T183"><draw:frame draw:style-name="fr1" draw:name="Objet2" text:anchor-type="as-char" svg:width="1.7cm" svg:height="0.54cm" draw:z-index="96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85">means</text:span><text:span text:style-name="T183"> the matrix set of dimension</text:span><text:span text:style-name="T183"><draw:frame draw:style-name="fr1" draw:name="Objet3" text:anchor-type="as-char" svg:width="1.088cm" svg:height="0.467cm" draw:z-index="97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72">with coefficients </text:span><text:span text:style-name="T173">in</text:span><text:span text:style-name="T173"><draw:frame draw:style-name="fr1" draw:name="Objet126" text:anchor-type="as-char" svg:width="1.208cm" svg:height="0.467cm" draw:z-index="98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173">.</text:span><text:span text:style-name="T14"><text:line-break/></text:span></text:p>
      <text:p text:style-name="P74">Convention –<text:span text:style-name="T15"> A vector is a matrix with only one row. Thus, </text:span><text:span text:style-name="T17">the real vector set</text:span><text:span text:style-name="T17"><draw:frame draw:style-name="fr1" draw:name="Objet8" text:anchor-type="as-char" svg:width="0.744cm" svg:height="0.527cm" draw:z-index="4"><draw:object xlink:href="./Object 8" xlink:type="simple" xlink:show="embed" xlink:actuate="onLoad"/><draw:image xlink:href="./ObjectReplacements/Object 8" xlink:type="simple" xlink:show="embed" xlink:actuate="onLoad"/></draw:frame></text:span><text:span text:style-name="T15">is equivalent to</text:span><text:span text:style-name="T15"><draw:frame draw:style-name="fr1" draw:name="Objet9" text:anchor-type="as-char" svg:width="1.05cm" svg:height="0.531cm" draw:z-index="5"><draw:object xlink:href="./Object 9" xlink:type="simple" xlink:show="embed" xlink:actuate="onLoad"/><draw:image xlink:href="./ObjectReplacements/Object 9" xlink:type="simple" xlink:show="embed" xlink:actuate="onLoad"/></draw:frame></text:span><text:span text:style-name="T15">.</text:span></text:p>
      <text:p text:style-name="P50"><text:soft-page-break/></text:p>
      <text:p text:style-name="P75">Notation – <text:span text:style-name="T15">The matrix transpose operation will be noted as</text:span><text:span text:style-name="T15"><draw:frame draw:style-name="fr1" draw:name="Objet13" text:anchor-type="as-char" svg:width="0.693cm" svg:height="0.527cm" draw:z-index="6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5">.</text:span></text:p>
      <text:p text:style-name="P46"/>
      <text:p text:style-name="P76">Definition –<text:span text:style-name="T15"> Let</text:span><text:span text:style-name="T15"><draw:frame draw:style-name="fr1" draw:name="Objet28" text:anchor-type="as-char" svg:width="1.713cm" svg:height="0.531cm" draw:z-index="42"><draw:object xlink:href="./Object 28" xlink:type="simple" xlink:show="embed" xlink:actuate="onLoad"/><draw:image xlink:href="./ObjectReplacements/Object 28" xlink:type="simple" xlink:show="embed" xlink:actuate="onLoad"/></draw:frame></text:span><text:span text:style-name="T15">, and</text:span><text:span text:style-name="T15"><draw:frame draw:style-name="fr1" draw:name="Objet29" text:anchor-type="as-char" svg:width="1.702cm" svg:height="0.531cm" draw:z-index="44"><draw:object xlink:href="./Object 29" xlink:type="simple" xlink:show="embed" xlink:actuate="onLoad"/><draw:image xlink:href="./ObjectReplacements/Object 29" xlink:type="simple" xlink:show="embed" xlink:actuate="onLoad"/></draw:frame></text:span><text:span text:style-name="T15">, and let the product noted</text:span><text:span text:style-name="T15"><draw:frame draw:style-name="fr1" draw:name="Objet30" text:anchor-type="as-char" svg:width="1.164cm" svg:height="0.467cm" draw:z-index="45"><draw:object xlink:href="./Object 30" xlink:type="simple" xlink:show="embed" xlink:actuate="onLoad"/><draw:image xlink:href="./ObjectReplacements/Object 30" xlink:type="simple" xlink:show="embed" xlink:actuate="onLoad"/></draw:frame></text:span><text:span text:style-name="T15">or</text:span><text:span text:style-name="T15"><draw:frame draw:style-name="fr1" draw:name="Objet31" text:anchor-type="as-char" svg:width="0.773cm" svg:height="0.467cm" draw:z-index="47"><draw:object xlink:href="./Object 31" xlink:type="simple" xlink:show="embed" xlink:actuate="onLoad"/><draw:image xlink:href="./ObjectReplacements/Object 31" xlink:type="simple" xlink:show="embed" xlink:actuate="onLoad"/></draw:frame></text:span><text:span text:style-name="T15">be</text:span></text:p>
      <text:p text:style-name="P49"><draw:frame draw:style-name="fr1" draw:name="Objet34" text:anchor-type="as-char" svg:width="2.746cm" svg:height="0.467cm" draw:z-index="48"><draw:object xlink:href="./Object 34" xlink:type="simple" xlink:show="embed" xlink:actuate="onLoad"/><draw:image xlink:href="./ObjectReplacements/Object 34" xlink:type="simple" xlink:show="embed" xlink:actuate="onLoad"/></draw:frame></text:p>
      <text:p text:style-name="P46"><text:span text:style-name="T186">where</text:span><draw:frame draw:style-name="fr1" draw:name="Objet32" text:anchor-type="as-char" svg:width="0.506cm" svg:height="0.467cm" draw:z-index="49"><draw:object xlink:href="./Object 32" xlink:type="simple" xlink:show="embed" xlink:actuate="onLoad"/><draw:image xlink:href="./ObjectReplacements/Object 32" xlink:type="simple" xlink:show="embed" xlink:actuate="onLoad"/></draw:frame>is a<draw:frame draw:style-name="fr1" draw:name="Objet33" text:anchor-type="as-char" svg:width="1.132cm" svg:height="0.467cm" draw:z-index="50"><draw:object xlink:href="./Object 33" xlink:type="simple" xlink:show="embed" xlink:actuate="onLoad"/><draw:image xlink:href="./ObjectReplacements/Object 33" xlink:type="simple" xlink:show="embed" xlink:actuate="onLoad"/></draw:frame>matrix with</text:p>
      <text:p text:style-name="P48"><text:span text:style-name="T95"><draw:frame draw:style-name="fr1" draw:name="Objet40" text:anchor-type="as-char" svg:width="2.057cm" svg:height="0.482cm" draw:z-index="99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95">,</text:span><text:span text:style-name="T95"><draw:frame draw:style-name="fr1" draw:name="Objet79" text:anchor-type="as-char" svg:width="2.171cm" svg:height="0.482cm" draw:z-index="100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95">,</text:span><draw:frame draw:style-name="fr1" draw:name="Objet27" text:anchor-type="as-char" svg:width="3.381cm" svg:height="1.139cm" draw:z-index="101"><draw:object xlink:href="./Object 27" xlink:type="simple" xlink:show="embed" xlink:actuate="onLoad"/><draw:image xlink:href="./ObjectReplacements/Object 27" xlink:type="simple" xlink:show="embed" xlink:actuate="onLoad"/><svg:desc>formule</svg:desc></draw:frame></text:p>
      <text:p text:style-name="P47"/>
      <text:p text:style-name="P56"><text:span text:style-name="T10">Definition –</text:span> Let<draw:frame draw:style-name="fr1" draw:name="Objet171" text:anchor-type="as-char" svg:width="1.302cm" svg:height="0.527cm" draw:z-index="103"><draw:object xlink:href="./Object 171" xlink:type="simple" xlink:show="embed" xlink:actuate="onLoad"/><draw:image xlink:href="./ObjectReplacements/Object 171" xlink:type="simple" xlink:show="embed" xlink:actuate="onLoad"/></draw:frame>and<draw:frame draw:style-name="fr1" draw:name="Objet172" text:anchor-type="as-char" svg:width="1.302cm" svg:height="0.527cm" draw:z-index="104"><draw:object xlink:href="./Object 172" xlink:type="simple" xlink:show="embed" xlink:actuate="onLoad"/><draw:image xlink:href="./ObjectReplacements/Object 172" xlink:type="simple" xlink:show="embed" xlink:actuate="onLoad"/></draw:frame>. Let the element wise product noted as<draw:frame draw:style-name="fr1" draw:name="Objet173" text:anchor-type="as-char" svg:width="1.138cm" svg:height="0.506cm" draw:z-index="105"><draw:object xlink:href="./Object 173" xlink:type="simple" xlink:show="embed" xlink:actuate="onLoad"/><draw:image xlink:href="./ObjectReplacements/Object 173" xlink:type="simple" xlink:show="embed" xlink:actuate="onLoad"/></draw:frame>be</text:p>
      <text:p text:style-name="P57"><draw:frame draw:style-name="fr1" draw:name="Objet174" text:anchor-type="as-char" svg:width="2.949cm" svg:height="0.506cm" draw:z-index="106"><draw:object xlink:href="./Object 174" xlink:type="simple" xlink:show="embed" xlink:actuate="onLoad"/><draw:image xlink:href="./ObjectReplacements/Object 174" xlink:type="simple" xlink:show="embed" xlink:actuate="onLoad"/></draw:frame></text:p>
      <text:p text:style-name="P56">where<draw:frame draw:style-name="fr1" draw:name="Objet175" text:anchor-type="as-char" svg:width="0.413cm" svg:height="0.467cm" draw:z-index="107"><draw:object xlink:href="./Object 175" xlink:type="simple" xlink:show="embed" xlink:actuate="onLoad"/><draw:image xlink:href="./ObjectReplacements/Object 175" xlink:type="simple" xlink:show="embed" xlink:actuate="onLoad"/></draw:frame>is in<draw:frame draw:style-name="fr1" draw:name="Objet176" text:anchor-type="as-char" svg:width="0.744cm" svg:height="0.527cm" draw:z-index="108"><draw:object xlink:href="./Object 176" xlink:type="simple" xlink:show="embed" xlink:actuate="onLoad"/><draw:image xlink:href="./ObjectReplacements/Object 176" xlink:type="simple" xlink:show="embed" xlink:actuate="onLoad"/></draw:frame>with</text:p>
      <text:p text:style-name="P57"><draw:frame draw:style-name="fr1" draw:name="Objet169" text:anchor-type="as-char" svg:width="2.221cm" svg:height="0.482cm" draw:z-index="109"><draw:object xlink:href="./Object 169" xlink:type="simple" xlink:show="embed" xlink:actuate="onLoad"/><draw:image xlink:href="./ObjectReplacements/Object 169" xlink:type="simple" xlink:show="embed" xlink:actuate="onLoad"/><svg:desc>formule</svg:desc></draw:frame>,<draw:frame draw:style-name="fr1" draw:name="Objet170" text:anchor-type="as-char" svg:width="1.916cm" svg:height="0.531cm" draw:z-index="110"><draw:object xlink:href="./Object 170" xlink:type="simple" xlink:show="embed" xlink:actuate="onLoad"/><draw:image xlink:href="./ObjectReplacements/Object 170" xlink:type="simple" xlink:show="embed" xlink:actuate="onLoad"/><svg:desc>formule</svg:desc></draw:frame></text:p>
      <text:p text:style-name="P47"/>
      <text:p text:style-name="P116"><text:span text:style-name="T157">#</text:span><text:span text:style-name="T127">TODO – </text:span><text:span text:style-name="T158">Define chain rules</text:span></text:p>
      <text:p text:style-name="P116"><text:span text:style-name="T156"/></text:p>
      <text:h text:style-name="P96" text:outline-level="1"><text:span text:style-name="T97">3</text:span> – <text:span text:style-name="T82">Activation functions</text:span></text:h>
      <text:p text:style-name="P69"/>
      <text:p text:style-name="P69">Definition –<text:span text:style-name="T15"> </text:span><text:span text:style-name="T24">Let</text:span><text:span text:style-name="T33"><draw:frame draw:style-name="fr1" draw:name="Objet78" text:anchor-type="as-char" svg:width="3.478cm" svg:height="0.557cm" draw:z-index="111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33">.</text:span><text:span text:style-name="T24"> </text:span><text:span text:style-name="T34">T</text:span><text:span text:style-name="T25">hen the </text:span><text:span text:style-name="T36">vector</text:span><text:span text:style-name="T26"> wise </text:span><text:span text:style-name="T27">application</text:span></text:p>
      <text:p text:style-name="P62"><draw:frame draw:style-name="fr1" draw:name="Objet38" text:anchor-type="as-char" svg:width="2.48cm" svg:height="1.198cm" draw:z-index="112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8">is an activation function.</text:p>
      <text:p text:style-name="P8"/>
      <text:p text:style-name="P9"><text:span text:style-name="T11">Definition</text:span><text:span text:style-name="T10"> –</text:span> <draw:frame draw:style-name="fr1" draw:name="Objet143" text:anchor-type="as-char" svg:width="1.252cm" svg:height="0.467cm" draw:z-index="113"><draw:object xlink:href="./Object 143" xlink:type="simple" xlink:show="embed" xlink:actuate="onLoad"/><draw:image xlink:href="./ObjectReplacements/Object 143" xlink:type="simple" xlink:show="embed" xlink:actuate="onLoad"/></draw:frame><text:span text:style-name="T231">is</text:span><text:span text:style-name="T98"> </text:span><text:span text:style-name="T231">the following </text:span><text:span text:style-name="T171">vector</text:span><text:span text:style-name="T99"> wise </text:span><text:span text:style-name="T95">application</text:span></text:p>
      <text:p text:style-name="P12"><draw:frame draw:style-name="fr1" draw:name="Objet41" text:anchor-type="as-char" svg:width="4.464cm" svg:height="1.272cm" draw:z-index="82"><draw:object xlink:href="./Object 41" xlink:type="simple" xlink:show="embed" xlink:actuate="onLoad"/><draw:image xlink:href="./ObjectReplacements/Object 41" xlink:type="simple" xlink:show="embed" xlink:actuate="onLoad"/><svg:desc>formule</svg:desc></draw:frame></text:p>
      <text:p text:style-name="P11"><text:span text:style-name="T113">with</text:span><text:span text:style-name="T113"><draw:frame draw:style-name="fr1" draw:name="Objet47" text:anchor-type="as-char" svg:width="0.928cm" svg:height="0.467cm" draw:z-index="102"><draw:object xlink:href="./Object 47" xlink:type="simple" xlink:show="embed" xlink:actuate="onLoad"/><draw:image xlink:href="./ObjectReplacements/Object 47" xlink:type="simple" xlink:show="embed" xlink:actuate="onLoad"/></draw:frame></text:span><text:span text:style-name="T113">the </text:span><text:span text:style-name="T115">element-wise </text:span><text:span text:style-name="T113">maximum </text:span><text:span text:style-name="T117">operation</text:span><text:span text:style-name="T113"> </text:span><text:span text:style-name="T116">between two vectors</text:span><text:span text:style-name="T113">.</text:span></text:p>
      <text:p text:style-name="P11"/>
      <text:p text:style-name="P67"><text:span text:style-name="T12">Hypothesis –</text:span><text:span text:style-name="T230"> </text:span><text:span text:style-name="T234">The notation</text:span><text:span text:style-name="T234"><draw:frame draw:style-name="fr1" draw:name="Objet141" text:anchor-type="as-char" svg:width="1.369cm" svg:height="0.531cm" draw:z-index="114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220">means</text:span><text:span text:style-name="T217"> the application </text:span><text:span text:style-name="T219">corresponding to </text:span><text:span text:style-name="T221">the </text:span><text:span text:style-name="T222">coefficient</text:span><text:span text:style-name="T221"><draw:frame draw:style-name="fr1" draw:name="Objet147" text:anchor-type="as-char" svg:width="0.395cm" svg:height="0.467cm" draw:z-index="115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223">of</text:span><text:span text:style-name="T219"> </text:span><text:soft-page-break/><text:span text:style-name="T217">the </text:span><text:span text:style-name="T235">function</text:span><text:span text:style-name="T235"><draw:frame draw:style-name="fr1" draw:name="Objet148" text:anchor-type="as-char" svg:width="1.252cm" svg:height="0.467cm" draw:z-index="116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234">. </text:span><text:span text:style-name="T226">Let</text:span><text:span text:style-name="T226"><draw:frame draw:style-name="fr1" draw:name="Objet149" text:anchor-type="as-char" svg:width="1.282cm" svg:height="0.527cm" draw:z-index="117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226">then</text:span></text:p>
      <text:p text:style-name="P65"><draw:frame draw:style-name="fr1" draw:name="Objet153" text:anchor-type="as-char" svg:width="2.221cm" svg:height="0.482cm" draw:z-index="118"><draw:object xlink:href="./Object 153" xlink:type="simple" xlink:show="embed" xlink:actuate="onLoad"/><draw:image xlink:href="./ObjectReplacements/Object 153" xlink:type="simple" xlink:show="embed" xlink:actuate="onLoad"/><svg:desc>formule</svg:desc></draw:frame>,<draw:frame draw:style-name="fr1" draw:name="Objet161" text:anchor-type="as-char" svg:width="6.239cm" svg:height="0.54cm" draw:z-index="119"><draw:object xlink:href="./Object 161" xlink:type="simple" xlink:show="embed" xlink:actuate="onLoad"/><draw:image xlink:href="./ObjectReplacements/Object 161" xlink:type="simple" xlink:show="embed" xlink:actuate="onLoad"/><svg:desc>formule</svg:desc></draw:frame></text:p>
      <text:p text:style-name="P68"/>
      <text:p text:style-name="P68"><draw:frame draw:style-name="fr1" draw:name="Objet133" text:anchor-type="as-char" svg:width="1.252cm" svg:height="0.467cm" draw:z-index="147"><draw:object xlink:href="./Object 130" xlink:type="simple" xlink:show="embed" xlink:actuate="onLoad"/><draw:image xlink:href="./ObjectReplacements/Object 130" xlink:type="simple" xlink:show="embed" xlink:actuate="onLoad"/><svg:desc>formule</svg:desc></draw:frame>is supposed derivable <text:span text:style-name="T228">on </text:span><text:span text:style-name="T229">every </text:span><text:span text:style-name="T228">coefficients at</text:span><text:span text:style-name="T228"><draw:frame draw:style-name="fr1" draw:name="Objet140" text:anchor-type="as-char" svg:width="0.422cm" svg:height="0.467cm" draw:z-index="148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p>
      <text:p text:style-name="P66"><draw:frame draw:style-name="fr1" draw:name="Objet150" text:anchor-type="as-char" svg:width="2.221cm" svg:height="0.482cm" draw:z-index="149"><draw:object xlink:href="./Object 150" xlink:type="simple" xlink:show="embed" xlink:actuate="onLoad"/><draw:image xlink:href="./ObjectReplacements/Object 150" xlink:type="simple" xlink:show="embed" xlink:actuate="onLoad"/><svg:desc>formule</svg:desc></draw:frame>,<draw:frame draw:style-name="fr1" draw:name="Objet151" text:anchor-type="as-char" svg:width="2.866cm" svg:height="1.124cm" draw:z-index="150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<text:p text:style-name="P11"/>
      <text:p text:style-name="P54"><text:span text:style-name="T13">Proposition –</text:span><text:span text:style-name="T232"> </text:span><text:span text:style-name="T232"><draw:frame draw:style-name="fr1" draw:name="Objet145" text:anchor-type="as-char" svg:width="1.252cm" svg:height="0.467cm" draw:z-index="151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233">is an activation function. </text:span><text:span text:style-name="T204">Its </text:span>Jacobian matrix is</text:p>
      <text:p text:style-name="P18"><draw:frame draw:style-name="fr1" draw:name="Objet26" text:anchor-type="as-char" svg:width="8.931cm" svg:height="3.63cm" draw:z-index="120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17"><text:span text:style-name="T112">with</text:span><text:span text:style-name="T112"><draw:frame draw:style-name="fr1" draw:name="Objet50" text:anchor-type="as-char" svg:width="0.945cm" svg:height="0.614cm" draw:z-index="121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03">the</text:span><text:span text:style-name="T103"><draw:frame draw:style-name="fr1" draw:name="Objet51" text:anchor-type="as-char" svg:width="1.099cm" svg:height="0.603cm" draw:z-index="122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103">indicator function </text:span><text:span text:style-name="T114">on</text:span><text:span text:style-name="T114"><draw:frame draw:style-name="fr1" draw:name="Objet44" text:anchor-type="as-char" svg:width="0.744cm" svg:height="0.527cm" draw:z-index="145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103">.</text:span></text:p>
      <text:p text:style-name="P11"/>
      <text:p text:style-name="P22"><text:span text:style-name="T159">Proof:</text:span><text:span text:style-name="T123"> </text:span><text:span text:style-name="T124">TO DO.</text:span></text:p>
      <text:p text:style-name="P79"/>
      <text:p text:style-name="P10"><text:span text:style-name="T10">Proposition –</text:span> <text:span text:style-name="T215">T</text:span><text:span text:style-name="T98">he </text:span><text:span text:style-name="T100">following</text:span><text:span text:style-name="T98"> </text:span><text:span text:style-name="T171">vector</text:span><text:span text:style-name="T99"> wise </text:span><text:span text:style-name="T95">application</text:span><text:span text:style-name="T101"> </text:span><text:span text:style-name="T204">is an</text:span><text:span text:style-name="T102"> activation function</text:span></text:p>
      <text:p text:style-name="P13"><draw:frame draw:style-name="fr1" draw:name="Objet45" text:anchor-type="as-char" svg:width="4.382cm" svg:height="2.514cm" draw:z-index="89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15">with<draw:frame draw:style-name="fr1" draw:name="Objet48" text:anchor-type="as-char" svg:width="0.407cm" svg:height="0.467cm" draw:z-index="123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18">element-wise </text:span><text:span text:style-name="T96">exponential </text:span><text:span text:style-name="T107">operation</text:span>.</text:p>
      <text:p text:style-name="P16">The<draw:frame draw:style-name="fr1" draw:name="Objet94" text:anchor-type="as-char" svg:width="1.64cm" svg:height="0.467cm" draw:z-index="124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19">function will be denoted as</text:span><text:span text:style-name="T119"><draw:frame draw:style-name="fr1" draw:name="Objet97" text:anchor-type="as-char" svg:width="0.443cm" svg:height="0.467cm" draw:z-index="125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19">for simplicity.</text:span></text:p>
      <text:p text:style-name="P15"/>
      <text:p text:style-name="P55">Its Jacobian matrix is</text:p>
      <text:p text:style-name="P14"><draw:frame draw:style-name="fr1" draw:name="Objet95" text:anchor-type="as-char" svg:width="3.253cm" svg:height="1.773cm" draw:z-index="126"><draw:object xlink:href="./Object 95" xlink:type="simple" xlink:show="embed" xlink:actuate="onLoad"/><draw:image xlink:href="./ObjectReplacements/Object 95" xlink:type="simple" xlink:show="embed" xlink:actuate="onLoad"/><svg:desc>formule</svg:desc></draw:frame></text:p>
      <text:p text:style-name="P19">where<draw:frame draw:style-name="fr1" draw:name="Objet37" text:anchor-type="as-char" svg:width="1.716cm" svg:height="0.527cm" draw:z-index="127"><draw:object xlink:href="./Object 37" xlink:type="simple" xlink:show="embed" xlink:actuate="onLoad"/><draw:image xlink:href="./ObjectReplacements/Object 37" xlink:type="simple" xlink:show="embed" xlink:actuate="onLoad"/><svg:desc>formule</svg:desc></draw:frame>,<draw:frame draw:style-name="fr1" draw:name="Objet98" text:anchor-type="as-char" svg:width="4.149cm" svg:height="0.557cm" draw:z-index="128"><draw:object xlink:href="./Object 98" xlink:type="simple" xlink:show="embed" xlink:actuate="onLoad"/><draw:image xlink:href="./ObjectReplacements/Object 98" xlink:type="simple" xlink:show="embed" xlink:actuate="onLoad"/><svg:desc>formule</svg:desc></draw:frame>,<draw:frame draw:style-name="fr1" draw:name="Objet99" text:anchor-type="as-char" svg:width="5.743cm" svg:height="0.998cm" draw:z-index="129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20"><text:soft-page-break/><text:span text:style-name="T120">w</text:span>ith<draw:frame draw:style-name="fr1" draw:name="Objet77" text:anchor-type="as-char" svg:width="0.907cm" svg:height="0.473cm" draw:z-index="130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21">the Kronecker </text:span><text:span text:style-name="T122">delta</text:span><text:span text:style-name="T121">.</text:span></text:p>
      <text:p text:style-name="P20"/>
      <text:p text:style-name="P21"><text:span text:style-name="T159">Proof:</text:span><text:span text:style-name="T123"> </text:span><text:span text:style-name="T124">TO DO.</text:span></text:p>
      <text:p text:style-name="P91"/>
      <text:h text:style-name="P99" text:outline-level="1"><text:span text:style-name="T167">3</text:span> – <text:span text:style-name="T85">L</text:span><text:span text:style-name="T84">oss</text:span></text:h>
      <text:p text:style-name="P84"/>
      <text:p text:style-name="P108">Definition –<text:span text:style-name="T15"> </text:span><text:span text:style-name="T28">Let</text:span><text:span text:style-name="T28"><draw:frame draw:style-name="fr1" draw:name="Objet130" text:anchor-type="as-char" svg:width="1.713cm" svg:height="0.582cm" draw:z-index="157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68">and</text:span><text:span text:style-name="T68"><draw:frame draw:style-name="fr1" draw:name="Objet49" text:anchor-type="as-char" svg:width="1.732cm" svg:height="0.531cm" draw:z-index="158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53">non empty subset</text:span><text:span text:style-name="T60">s</text:span><text:span text:style-name="T53">. </text:span><text:span text:style-name="T15">Let</text:span><text:span text:style-name="T15"><draw:frame draw:style-name="fr1" draw:name="Objet109" text:anchor-type="as-char" svg:width="1.122cm" svg:height="0.519cm" draw:z-index="131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60">and</text:span><text:span text:style-name="T43"><draw:frame draw:style-name="fr1" draw:name="Objet110" text:anchor-type="as-char" svg:width="4.142cm" svg:height="0.506cm" draw:z-index="132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43">. </text:span><text:span text:style-name="T47">Then</text:span><text:span text:style-name="T49"><draw:frame draw:style-name="fr1" draw:name="Objet131" text:anchor-type="as-char" svg:width="0.404cm" svg:height="0.467cm" draw:z-index="133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48">is </text:span><text:span text:style-name="T49">a loss function </text:span><text:span text:style-name="T51">is equivalent to </text:span><text:span text:style-name="T52">the application</text:span></text:p>
      <text:p text:style-name="P103"><draw:frame draw:style-name="fr1" draw:name="Objet138" text:anchor-type="as-char" svg:width="5.325cm" svg:height="1.175cm" draw:z-index="134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<text:p text:style-name="P104"><text:span text:style-name="T212">is </text:span><text:span text:style-name="T175">a</text:span><text:span text:style-name="T179">n increasing</text:span><text:span text:style-name="T175"> </text:span><text:span text:style-name="T177">function</text:span><text:span text:style-name="T175"> according </text:span><text:span text:style-name="T178">each </text:span><text:span text:style-name="T222">coefficient </text:span><text:span text:style-name="T236">with</text:span><text:span text:style-name="T224"><draw:frame draw:style-name="fr1" draw:name="Objet93" text:anchor-type="as-char" svg:width="1.707cm" svg:height="0.531cm" draw:z-index="159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237">such as</text:span><text:span text:style-name="T237"><draw:frame draw:style-name="fr1" draw:name="Objet178" text:anchor-type="as-char" svg:width="0.894cm" svg:height="0.467cm" draw:z-index="160"><draw:object xlink:href="./Object 178" xlink:type="simple" xlink:show="embed" xlink:actuate="onLoad"/><draw:image xlink:href="./ObjectReplacements/Object 178" xlink:type="simple" xlink:show="embed" xlink:actuate="onLoad"/></draw:frame></text:span><text:span text:style-name="T238">is always defined</text:span><text:span text:style-name="T176">. </text:span></text:p>
      <text:p text:style-name="P104"><text:span text:style-name="T225">The</text:span><text:span text:style-name="T225"><draw:frame draw:style-name="fr1" draw:name="Objet96" text:anchor-type="as-char" svg:width="0.466cm" svg:height="0.467cm" draw:z-index="161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225">matrix is named the ground truth.</text:span></text:p>
      <text:p text:style-name="P78"/>
      <text:p text:style-name="P92"><text:span text:style-name="T174">Proposition</text:span> – <text:span text:style-name="T15">Let</text:span><text:span text:style-name="T15"><draw:frame draw:style-name="fr1" draw:name="Objet128" text:anchor-type="as-char" svg:width="1.856cm" svg:height="0.552cm" draw:z-index="135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78">a ground truth matrix</text:span><text:span text:style-name="T43">. </text:span><text:span text:style-name="T50">Then the application</text:span></text:p>
      <text:p text:style-name="P85"><draw:frame draw:style-name="fr1" draw:name="Objet129" text:anchor-type="as-char" svg:width="4.32cm" svg:height="1.875cm" draw:z-index="136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<text:p text:style-name="P90"><text:span text:style-name="T216">is</text:span><text:span text:style-name="T214"> a loss function.</text:span></text:p>
      <text:p text:style-name="P100">The application is commonly named as Categorical cross-entropy loss.</text:p>
      <text:p text:style-name="P59"/>
      <text:p text:style-name="P59">Its Gradient matrix is</text:p>
      <text:p text:style-name="P87"><draw:frame draw:style-name="fr1" draw:name="Objet136" text:anchor-type="as-char" svg:width="4.898cm" svg:height="1.977cm" draw:z-index="137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<text:p text:style-name="P80"/>
      <text:p text:style-name="P81"><text:span text:style-name="T160">P</text:span><text:span text:style-name="T159">roof:</text:span> TO DO.</text:p>
      <text:p text:style-name="P83"/>
      <text:p text:style-name="P106"><text:span text:style-name="T239">Proposition –</text:span> <text:span text:style-name="T71">Let</text:span><text:span text:style-name="T71"><draw:frame draw:style-name="fr1" draw:name="Objet182" text:anchor-type="as-char" svg:width="1.856cm" svg:height="0.552cm" draw:z-index="172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77">a</text:span><text:span text:style-name="T72"> ground truth matrix</text:span><text:span text:style-name="T43">. </text:span><text:span text:style-name="T61">Let</text:span><text:span text:style-name="T61"><draw:frame draw:style-name="fr1" draw:name="Objet165" text:anchor-type="as-char" svg:width="2.805cm" svg:height="0.542cm" draw:z-index="162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62">and</text:span><text:span text:style-name="T62"><draw:frame draw:style-name="fr1" draw:name="Objet166" text:anchor-type="as-char" svg:width="2.658cm" svg:height="0.542cm" draw:z-index="163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63">the</text:span><text:span text:style-name="T69"><draw:frame draw:style-name="fr2" draw:name="Objet180" text:anchor-type="as-char" svg:width="1.64cm" svg:height="0.467cm" draw:z-index="170"><draw:object xlink:href="./Object 180" xlink:type="simple" xlink:show="embed" xlink:actuate="onLoad"/><draw:image xlink:href="./ObjectReplacements/Object 180" xlink:type="simple" xlink:show="embed" xlink:actuate="onLoad"/></draw:frame></text:span><text:span text:style-name="T63">activation and </text:span><text:span text:style-name="T69">Categorical cross-entropy </text:span><text:span text:style-name="T63">loss functions</text:span><text:span text:style-name="T64">. </text:span><text:span text:style-name="T65">The</text:span><text:span text:style-name="T75">n</text:span><text:span text:style-name="T65"><draw:frame draw:style-name="fr1" draw:name="Objet177" text:anchor-type="as-char" svg:width="2.656cm" svg:height="0.534cm" draw:z-index="165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66">is </text:span><text:soft-page-break/><text:span text:style-name="T67">derivable </text:span><text:span text:style-name="T74">on</text:span><text:span text:style-name="T75"><draw:frame draw:style-name="fr2" draw:name="Objet183" text:anchor-type="as-char" svg:width="0.744cm" svg:height="0.527cm" draw:z-index="173"><draw:object xlink:href="./Object 183" xlink:type="simple" xlink:show="embed" xlink:actuate="onLoad"/><draw:image xlink:href="./ObjectReplacements/Object 183" xlink:type="simple" xlink:show="embed" xlink:actuate="onLoad"/></draw:frame></text:span><text:span text:style-name="T75">and</text:span><text:span text:style-name="T74"> </text:span><text:span text:style-name="T76">i</text:span><text:span text:style-name="T70">ts </text:span><text:span text:style-name="T73">G</text:span><text:span text:style-name="T70">radient </text:span><text:span text:style-name="T79">matrix</text:span><text:span text:style-name="T70"> is</text:span></text:p>
      <text:p text:style-name="P107"><text:span text:style-name="T70"><draw:frame draw:style-name="fr1" draw:name="Objet181" text:anchor-type="as-char" svg:width="4.226cm" svg:height="1.198cm" draw:z-index="171"><draw:object xlink:href="./Object 181" xlink:type="simple" xlink:show="embed" xlink:actuate="onLoad"/><draw:image xlink:href="./ObjectReplacements/Object 181" xlink:type="simple" xlink:show="embed" xlink:actuate="onLoad"/><svg:desc>formule</svg:desc></draw:frame></text:span></text:p>
      <text:p text:style-name="P83"/>
      <text:p text:style-name="P102"><text:span text:style-name="T159">Proof:</text:span> TO DO.</text:p>
      <text:p text:style-name="P83"/>
      <text:h text:style-name="P97" text:outline-level="1"><text:span text:style-name="T94">4</text:span> – <text:span text:style-name="T83">Dense layers</text:span></text:h>
      <text:p text:style-name="P51"/>
      <text:p text:style-name="P77">Definition –<text:span text:style-name="T15"> </text:span><text:span text:style-name="T57">T</text:span><text:span text:style-name="T54">he </text:span><text:span text:style-name="T56">application</text:span></text:p>
      <text:p text:style-name="P86"><draw:frame draw:style-name="fr1" draw:name="Objet179" text:anchor-type="as-char" svg:width="4.987cm" svg:height="1.289cm" draw:z-index="138"><draw:object xlink:href="./Object 179" xlink:type="simple" xlink:show="embed" xlink:actuate="onLoad"/><draw:image xlink:href="./ObjectReplacements/Object 179" xlink:type="simple" xlink:show="embed" xlink:actuate="onLoad"/><svg:desc>formule</svg:desc></draw:frame></text:p>
      <text:p text:style-name="P58">defines a dense layer <text:span text:style-name="T211">with</text:span><text:span text:style-name="T205"><draw:frame draw:style-name="fr1" draw:name="Objet108" text:anchor-type="as-char" svg:width="0.466cm" svg:height="0.467cm" draw:z-index="139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213">named </text:span><text:span text:style-name="T206">the input vector, </text:span><text:span text:style-name="T206"><draw:frame draw:style-name="fr1" draw:name="Objet144" text:anchor-type="as-char" svg:width="0.605cm" svg:height="0.467cm" draw:z-index="140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213">named </text:span><text:span text:style-name="T207">the weight matri</text:span><text:span text:style-name="T208">x </text:span><text:span text:style-name="T209">and</text:span><text:span text:style-name="T209"><draw:frame draw:style-name="fr1" draw:name="Objet146" text:anchor-type="as-char" svg:width="0.425cm" svg:height="0.467cm" draw:z-index="141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213">named </text:span><text:span text:style-name="T210">the bias matrix.</text:span></text:p>
      <text:p text:style-name="P58"/>
      <text:p text:style-name="P63">The notation<draw:frame draw:style-name="fr1" draw:name="Objet25" text:anchor-type="as-char" svg:width="0.579cm" svg:height="0.531cm" draw:z-index="142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220">means</text:span><text:span text:style-name="T217"> the application </text:span><text:span text:style-name="T219">corresponding to </text:span><text:span text:style-name="T221">the </text:span><text:span text:style-name="T222">coefficient</text:span><text:span text:style-name="T221"><draw:frame draw:style-name="fr1" draw:name="Objet36" text:anchor-type="as-char" svg:width="0.395cm" svg:height="0.467cm" draw:z-index="143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23">of</text:span><text:span text:style-name="T219"> </text:span><text:span text:style-name="T217">the </text:span><text:span text:style-name="T218">dense layer</text:span><draw:frame draw:style-name="fr1" draw:name="Objet35" text:anchor-type="as-char" svg:width="0.462cm" svg:height="0.467cm" draw:z-index="144"><draw:object xlink:href="./Object 35" xlink:type="simple" xlink:show="embed" xlink:actuate="onLoad"/><draw:image xlink:href="./ObjectReplacements/Object 35" xlink:type="simple" xlink:show="embed" xlink:actuate="onLoad"/><svg:desc>formule</svg:desc></draw:frame>. <text:span text:style-name="T226">Let</text:span><text:span text:style-name="T226"><draw:frame draw:style-name="fr1" draw:name="Objet135" text:anchor-type="as-char" svg:width="1.342cm" svg:height="0.527cm" draw:z-index="164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240">an input vector</text:span><text:span text:style-name="T226">, </text:span><text:span text:style-name="T226"><draw:frame draw:style-name="fr1" draw:name="Objet134" text:anchor-type="as-char" svg:width="1.946cm" svg:height="0.531cm" draw:z-index="168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241">a weight matrix </text:span><text:span text:style-name="T227">and</text:span><text:span text:style-name="T226"><draw:frame draw:style-name="fr1" draw:name="Objet127" text:anchor-type="as-char" svg:width="1.399cm" svg:height="0.527cm" draw:z-index="166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242">a</text:span><text:span text:style-name="T241"> bias matrix </text:span><text:span text:style-name="T226">then</text:span></text:p>
      <text:p text:style-name="P64"><draw:frame draw:style-name="fr1" draw:name="Objet132" text:anchor-type="as-char" svg:width="2.379cm" svg:height="0.482cm" draw:z-index="167"><draw:object xlink:href="./Object 127" xlink:type="simple" xlink:show="embed" xlink:actuate="onLoad"/><draw:image xlink:href="./ObjectReplacements/Object 127" xlink:type="simple" xlink:show="embed" xlink:actuate="onLoad"/><svg:desc>formule</svg:desc></draw:frame>,<draw:frame draw:style-name="fr1" draw:name="Objet137" text:anchor-type="as-char" svg:width="6.743cm" svg:height="0.591cm" draw:z-index="169"><draw:object xlink:href="./Object 135" xlink:type="simple" xlink:show="embed" xlink:actuate="onLoad"/><draw:image xlink:href="./ObjectReplacements/Object 135" xlink:type="simple" xlink:show="embed" xlink:actuate="onLoad"/></draw:frame></text:p>
      <text:p text:style-name="P58"/>
      <text:p text:style-name="P111"><text:span text:style-name="T202">P</text:span>roposition –<text:span text:style-name="T15"> </text:span><text:span text:style-name="T128">Let</text:span><text:span text:style-name="T128"><draw:frame draw:style-name="fr1" draw:name="Objet184" text:anchor-type="as-char" svg:width="4.78cm" svg:height="0.591cm" draw:z-index="184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130">the</text:span><text:span text:style-name="T131"> </text:span><text:span text:style-name="T133">dense layer </text:span><text:span text:style-name="T153">function. </text:span><text:span text:style-name="T155">Then</text:span><text:span text:style-name="T155"><draw:frame draw:style-name="fr2" draw:name="Objet188" text:anchor-type="as-char" svg:width="0.462cm" svg:height="0.467cm" draw:z-index="187"><draw:object xlink:href="./Object 188" xlink:type="simple" xlink:show="embed" xlink:actuate="onLoad"/><draw:image xlink:href="./ObjectReplacements/Object 188" xlink:type="simple" xlink:show="embed" xlink:actuate="onLoad"/></draw:frame></text:span><text:span text:style-name="T138">is </text:span><text:span text:style-name="T139">derivable </text:span><text:span text:style-name="T143">according </text:span><text:span text:style-name="T145">the first and third variables</text:span><text:span text:style-name="T139"> </text:span><text:span text:style-name="T140">on</text:span><text:span text:style-name="T137"><draw:frame draw:style-name="fr2" draw:name="Objet186" text:anchor-type="as-char" svg:width="0.744cm" svg:height="0.527cm" draw:z-index="185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144">and</text:span><text:span text:style-name="T144"><draw:frame draw:style-name="fr2" draw:name="Objet187" text:anchor-type="as-char" svg:width="0.84cm" svg:height="0.527cm" draw:z-index="186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144">respectively</text:span><text:span text:style-name="T137">.</text:span></text:p>
      <text:p text:style-name="P111"><text:span text:style-name="T153"/></text:p>
      <text:p text:style-name="P112"><text:span text:style-name="T149">Let</text:span><text:span text:style-name="T149"><draw:frame draw:style-name="fr1" draw:name="Objet189" text:anchor-type="as-char" svg:width="1.342cm" svg:height="0.527cm" draw:z-index="188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150">an input vector </text:span><text:span text:style-name="T152">and</text:span><text:span text:style-name="T149"><draw:frame draw:style-name="fr1" draw:name="Objet190" text:anchor-type="as-char" svg:width="1.399cm" svg:height="0.527cm" draw:z-index="189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52">a</text:span><text:span text:style-name="T151"> bias matrix. </text:span><text:span text:style-name="T154">T</text:span><text:span text:style-name="T149">hen</text:span><text:span text:style-name="T146"><draw:frame draw:style-name="fr1" draw:name="Objet191" text:anchor-type="as-char" svg:width="0.579cm" svg:height="0.531cm" draw:z-index="190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147">is also derivable </text:span><text:span text:style-name="T148">for all coefficient</text:span><text:span text:style-name="T148"><draw:frame draw:style-name="fr1" draw:name="Objet192" text:anchor-type="as-char" svg:width="1.947cm" svg:height="0.482cm" draw:z-index="191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148">.</text:span></text:p>
      <text:p text:style-name="P111"><text:span text:style-name="T153"/></text:p>
      <text:p text:style-name="P111"><text:span text:style-name="T58">Its Jacobian matri</text:span><text:span text:style-name="T59">ces are</text:span></text:p>
      <text:p text:style-name="P88"><draw:frame draw:style-name="fr1" draw:name="Objet152" text:anchor-type="as-char" svg:width="3.366cm" svg:height="1.235cm" draw:z-index="146"><draw:object xlink:href="./Object 152" xlink:type="simple" xlink:show="embed" xlink:actuate="onLoad"/><draw:image xlink:href="./ObjectReplacements/Object 152" xlink:type="simple" xlink:show="embed" xlink:actuate="onLoad"/><svg:desc>formule</svg:desc></draw:frame></text:p>
      <text:p text:style-name="P27"><text:span text:style-name="T126"><draw:frame draw:style-name="fr1" draw:name="Objet42" text:anchor-type="as-char" svg:width="2.379cm" svg:height="0.482cm" draw:z-index="152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26">,</text:span><text:span text:style-name="T125"><draw:frame draw:style-name="fr1" draw:name="Objet39" text:anchor-type="as-char" svg:width="3.023cm" svg:height="1.189cm" draw:z-index="153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89"><text:soft-page-break/><draw:frame draw:style-name="fr1" draw:name="Objet154" text:anchor-type="as-char" svg:width="3.554cm" svg:height="1.304cm" draw:z-index="154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<text:p text:style-name="P60">with<draw:frame draw:style-name="fr1" draw:name="Objet162" text:anchor-type="as-char" svg:width="0.686cm" svg:height="0.531cm" draw:z-index="155"><draw:object xlink:href="./Object 162" xlink:type="simple" xlink:show="embed" xlink:actuate="onLoad"/><draw:image xlink:href="./ObjectReplacements/Object 162" xlink:type="simple" xlink:show="embed" xlink:actuate="onLoad"/><svg:desc>formule</svg:desc></draw:frame>the identity matrix of size<draw:frame draw:style-name="fr1" draw:name="Objet168" text:anchor-type="as-char" svg:width="1.566cm" svg:height="0.467cm" draw:z-index="156"><draw:object xlink:href="./Object 168" xlink:type="simple" xlink:show="embed" xlink:actuate="onLoad"/><draw:image xlink:href="./ObjectReplacements/Object 168" xlink:type="simple" xlink:show="embed" xlink:actuate="onLoad"/></draw:frame>.</text:p>
      <text:p text:style-name="P52"/>
      <text:p text:style-name="P82"><text:span text:style-name="T160">P</text:span><text:span text:style-name="T159">roof:</text:span> TO DO.</text:p>
      <text:p text:style-name="P52"/>
      <text:p text:style-name="P109"><text:span text:style-name="T202">P</text:span><text:span text:style-name="T203">roposition –</text:span><text:span text:style-name="T55"> </text:span><text:span text:style-name="T128">Let</text:span><text:span text:style-name="T128"><draw:frame draw:style-name="fr1" draw:name="Objet155" text:anchor-type="as-char" svg:width="4.78cm" svg:height="0.591cm" draw:z-index="174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129">and</text:span><text:span text:style-name="T129"><draw:frame draw:style-name="fr1" draw:name="Objet156" text:anchor-type="as-char" svg:width="3.314cm" svg:height="0.527cm" draw:z-index="175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130">the</text:span><text:span text:style-name="T131"> </text:span><text:span text:style-name="T133">dense layer </text:span><text:span text:style-name="T134">and</text:span><text:span text:style-name="T135"><draw:frame draw:style-name="fr2" draw:name="Objet157" text:anchor-type="as-char" svg:width="1.252cm" svg:height="0.467cm" draw:z-index="176"><draw:object xlink:href="./Object 157" xlink:type="simple" xlink:show="embed" xlink:actuate="onLoad"/><draw:image xlink:href="./ObjectReplacements/Object 157" xlink:type="simple" xlink:show="embed" xlink:actuate="onLoad"/></draw:frame></text:span><text:span text:style-name="T130">activation functions</text:span><text:span text:style-name="T132">. </text:span><text:span text:style-name="T136">The</text:span><text:span text:style-name="T137">n</text:span><text:span text:style-name="T136"><draw:frame draw:style-name="fr1" draw:name="Objet158" text:anchor-type="as-char" svg:width="7.205cm" svg:height="0.591cm" draw:z-index="177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38">is </text:span><text:span text:style-name="T139">derivable </text:span><text:span text:style-name="T143">according </text:span><text:span text:style-name="T145">the first and third variables</text:span><text:span text:style-name="T139"> </text:span><text:span text:style-name="T140">on</text:span><text:span text:style-name="T137"><draw:frame draw:style-name="fr2" draw:name="Objet159" text:anchor-type="as-char" svg:width="0.744cm" svg:height="0.527cm" draw:z-index="178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144">and</text:span><text:span text:style-name="T144"><draw:frame draw:style-name="fr2" draw:name="Objet163" text:anchor-type="as-char" svg:width="0.84cm" svg:height="0.527cm" draw:z-index="179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144">respectively</text:span><text:span text:style-name="T137">.</text:span></text:p>
      <text:p text:style-name="P114"/>
      <text:p text:style-name="P110"><text:span text:style-name="T149">Let</text:span><text:span text:style-name="T149"><draw:frame draw:style-name="fr1" draw:name="Objet167" text:anchor-type="as-char" svg:width="1.342cm" svg:height="0.527cm" draw:z-index="182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150">an input vector </text:span><text:span text:style-name="T152">and</text:span><text:span text:style-name="T149"><draw:frame draw:style-name="fr1" draw:name="Objet185" text:anchor-type="as-char" svg:width="1.399cm" svg:height="0.527cm" draw:z-index="183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152">a</text:span><text:span text:style-name="T151"> bias matrix. </text:span><text:span text:style-name="T154">T</text:span><text:span text:style-name="T149">hen</text:span><text:span text:style-name="T146"><draw:frame draw:style-name="fr1" draw:name="Objet160" text:anchor-type="as-char" svg:width="3.678cm" svg:height="0.591cm" draw:z-index="180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147">is also derivable </text:span><text:span text:style-name="T148">for all coefficient</text:span><text:span text:style-name="T148"><draw:frame draw:style-name="fr1" draw:name="Objet164" text:anchor-type="as-char" svg:width="1.947cm" svg:height="0.482cm" draw:z-index="181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148">.</text:span></text:p>
      <text:p text:style-name="P110"><text:span text:style-name="T147"/></text:p>
      <text:p text:style-name="P115"><text:span text:style-name="T157">#</text:span><text:span text:style-name="T127">TODO – </text:span><text:span text:style-name="T156">Compute jacobians</text:span></text:p>
      <text:p text:style-name="P113"><text:span text:style-name="T58">Its Jacobian matri</text:span><text:span text:style-name="T59">ces are</text:span></text:p>
      <text:p text:style-name="P105"><draw:frame draw:style-name="fr1" draw:name="Objet194" text:anchor-type="as-char" svg:width="4.955cm" svg:height="1.235cm" draw:z-index="193"><draw:object xlink:href="./Object 194" xlink:type="simple" xlink:show="embed" xlink:actuate="onLoad"/><draw:image xlink:href="./ObjectReplacements/Object 194" xlink:type="simple" xlink:show="embed" xlink:actuate="onLoad"/><svg:desc>formule</svg:desc></draw:frame></text:p>
      <text:p text:style-name="P118"><text:span text:style-name="T126"><draw:frame draw:style-name="fr1" draw:name="Objet195" text:anchor-type="as-char" svg:width="2.379cm" svg:height="0.482cm" draw:z-index="194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26">,</text:span><text:span text:style-name="T125"><draw:frame draw:style-name="fr1" draw:name="Objet196" text:anchor-type="as-char" svg:width="4.733cm" svg:height="1.198cm" draw:z-index="195"><draw:object xlink:href="./Object 196" xlink:type="simple" xlink:show="embed" xlink:actuate="onLoad"/><draw:image xlink:href="./ObjectReplacements/Object 196" xlink:type="simple" xlink:show="embed" xlink:actuate="onLoad"/><svg:desc>formule</svg:desc></draw:frame></text:span></text:p>
      <text:p text:style-name="P105"><text:span text:style-name="T142"><draw:frame draw:style-name="fr1" draw:name="Objet193" text:anchor-type="as-char" svg:width="5.147cm" svg:height="1.304cm" draw:z-index="192"><draw:object xlink:href="./Object 193" xlink:type="simple" xlink:show="embed" xlink:actuate="onLoad"/><draw:image xlink:href="./ObjectReplacements/Object 193" xlink:type="simple" xlink:show="embed" xlink:actuate="onLoad"/><svg:desc>formule</svg:desc></draw:frame></text:span></text:p>
      <text:p text:style-name="P53"/>
      <text:p text:style-name="P119"><text:span text:style-name="T159">Proof:</text:span> TO DO.</text:p>
      <text:p text:style-name="P53"/>
      <text:h text:style-name="P98" text:outline-level="1"><text:span text:style-name="T94">5</text:span> – <text:span text:style-name="T81">Neural Network</text:span></text:h>
      <text:p text:style-name="P23"/>
      <text:p text:style-name="P70">Definition –<text:span text:style-name="T15"> </text:span><text:span text:style-name="T18">Suppose </text:span><text:span text:style-name="T19">a data set with</text:span><text:span text:style-name="T19"><draw:frame draw:style-name="fr1" draw:name="Objet21" text:anchor-type="as-char" svg:width="0.422cm" svg:height="0.467cm" draw:z-index="51"><draw:object xlink:href="./Object 21" xlink:type="simple" xlink:show="embed" xlink:actuate="onLoad"/><draw:image xlink:href="./ObjectReplacements/Object 21" xlink:type="simple" xlink:show="embed" xlink:actuate="onLoad"/></draw:frame></text:span><text:span text:style-name="T19">samples. </text:span><text:span text:style-name="T20">Each sample have</text:span><text:span text:style-name="T20"><draw:frame draw:style-name="fr1" draw:name="Objet22" text:anchor-type="as-char" svg:width="0.515cm" svg:height="0.467cm" draw:z-index="54"><draw:object xlink:href="./Object 22" xlink:type="simple" xlink:show="embed" xlink:actuate="onLoad"/><draw:image xlink:href="./ObjectReplacements/Object 22" xlink:type="simple" xlink:show="embed" xlink:actuate="onLoad"/></draw:frame></text:span><text:span text:style-name="T20">features and a correspondin</text:span><text:span text:style-name="T21">g </text:span><text:span text:style-name="T22">one-hot encoded label </text:span><text:span text:style-name="T23">among</text:span><text:span text:style-name="T23"><draw:frame draw:style-name="fr1" draw:name="Objet23" text:anchor-type="as-char" svg:width="0.33cm" svg:height="0.467cm" draw:z-index="56"><draw:object xlink:href="./Object 23" xlink:type="simple" xlink:show="embed" xlink:actuate="onLoad"/><draw:image xlink:href="./ObjectReplacements/Object 23" xlink:type="simple" xlink:show="embed" xlink:actuate="onLoad"/></draw:frame></text:span><text:span text:style-name="T23">possible labels</text:span><text:span text:style-name="T22">.</text:span></text:p>
      <text:p text:style-name="P29"><text:span text:style-name="T187">Let</text:span><text:span text:style-name="T187"><draw:frame draw:style-name="fr1" draw:name="Objet15" text:anchor-type="as-char" svg:width="1.716cm" svg:height="0.531cm" draw:z-index="8"><draw:object xlink:href="./Object 15" xlink:type="simple" xlink:show="embed" xlink:actuate="onLoad"/><draw:image xlink:href="./ObjectReplacements/Object 15" xlink:type="simple" xlink:show="embed" xlink:actuate="onLoad"/></draw:frame></text:span><text:span text:style-name="T188">, </text:span><text:span text:style-name="T189">and</text:span><text:span text:style-name="T189"><draw:frame draw:style-name="fr1" draw:name="Objet20" text:anchor-type="as-char" svg:width="1.572cm" svg:height="0.531cm" draw:z-index="9"><draw:object xlink:href="./Object 20" xlink:type="simple" xlink:show="embed" xlink:actuate="onLoad"/><draw:image xlink:href="./ObjectReplacements/Object 20" xlink:type="simple" xlink:show="embed" xlink:actuate="onLoad"/></draw:frame></text:span><text:span text:style-name="T190">the matrices defining </text:span><text:span text:style-name="T191">the features and </text:span><text:span text:style-name="T192">the labels</text:span><text:span text:style-name="T191"> respectively </text:span><text:span text:style-name="T193">for each sample</text:span><text:span text:style-name="T191">.</text:span></text:p>
      <text:p text:style-name="P24"><text:soft-page-break/></text:p>
      <text:p text:style-name="P30"><text:span text:style-name="T191">S</text:span>uppose <text:span text:style-name="T194">a neural network </text:span><text:span text:style-name="T195">with</text:span><text:span text:style-name="T195"><draw:frame draw:style-name="fr1" draw:name="Objet24" text:anchor-type="as-char" svg:width="0.423cm" svg:height="0.467cm" draw:z-index="13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196">layers.</text:span></text:p>
      <text:p text:style-name="P23"/>
      <text:h text:style-name="P93" text:outline-level="1"><text:span text:style-name="T94">6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1-16T07:54:06.707000000</dc:date>
    <meta:editing-duration>P1DT10H57M47S</meta:editing-duration>
    <meta:editing-cycles>956</meta:editing-cycles>
    <meta:document-statistic meta:table-count="0" meta:image-count="0" meta:object-count="196" meta:page-count="8" meta:paragraph-count="113" meta:word-count="683" meta:character-count="4686" meta:non-whitespace-character-count="4066"/>
  </office:meta>
</office:document-meta>
</file>

<file path=Object 1/content.xml><?xml version="1.0" encoding="utf-8"?>
<math xmlns="http://www.w3.org/1998/Math/MathML" display="block">
  <semantics>
    <mrow>
      <msub>
        <mrow>
          <mo fence="true" form="prefix" stretchy="false">(</mo>
          <mrow>
            <msub>
              <mi>a</mi>
              <mrow>
                <mi>i</mi>
                <mi>,</mi>
                <mi>j</mi>
              </mrow>
            </msub>
          </mrow>
          <mo fence="true" form="postfix" stretchy="false">)</mo>
        </mrow>
        <mrow>
          <mrow>
            <mi>i</mi>
            <mo stretchy="false">∈</mo>
            <mrow>
              <mo fence="true" form="prefix" stretchy="false">⟦</mo>
              <mrow>
                <mrow>
                  <mn>1</mn>
                  <mi>,</mi>
                  <mi>n</mi>
                </mrow>
              </mrow>
              <mo fence="true" form="postfix" stretchy="false">⟧</mo>
            </mrow>
          </mrow>
          <mi>,</mi>
          <mrow>
            <mi>j</mi>
            <mo stretchy="false">∈</mo>
            <mrow>
              <mo fence="true" form="prefix" stretchy="false">⟦</mo>
              <mrow>
                <mrow>
                  <mn>1</mn>
                  <mi>,</mi>
                  <mi>m</mi>
                </mrow>
              </mrow>
              <mo fence="true" form="postfix" stretchy="false">⟧</mo>
            </mrow>
          </mrow>
        </mrow>
      </msub>
      <mo stretchy="false">∈</mo>
      <msup>
        <mi mathvariant="normal">ℜ</mi>
        <mrow>
          <mi>n</mi>
          <mo stretchy="false">×</mo>
          <mi>m</mi>
        </mrow>
      </msup>
    </mrow>
    <annotation encoding="StarMath 5.0"> (a_{i,j})_{i in ldbracket 1,n rdbracket, j in ldbracket 1,m rdbracket} in Re^{n times m} </annotation>
  </semantics>
</math>
</file>

<file path=Object 10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00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1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10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03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10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i</mi>
              <mi>'</mi>
            </mrow>
          </mrow>
          <mo fence="true" form="postfix" stretchy="false">)</mo>
        </mrow>
        <mo stretchy="false">∈</mo>
        <msup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  <mn>2</mn>
        </msup>
      </mrow>
    </mrow>
    <annotation encoding="StarMath 5.0">forall( i,i' ) in ldbracket 0,n rdbracket^2 </annotation>
  </semantics>
</math>
</file>

<file path=Object 105/content.xml><?xml version="1.0" encoding="utf-8"?>
<math xmlns="http://www.w3.org/1998/Math/MathML" display="block">
  <semantics>
    <mrow>
      <mrow>
        <mi>i</mi>
        <mo stretchy="false">≠</mo>
        <mi>i</mi>
      </mrow>
      <mi>'</mi>
      <mo stretchy="false">⇒</mo>
      <mrow>
        <mrow>
          <msub>
            <mi>K</mi>
            <mi>i</mi>
          </msub>
          <mo stretchy="false">∩</mo>
          <msub>
            <mi>K</mi>
            <mrow>
              <mi>i</mi>
              <mi>'</mi>
            </mrow>
          </msub>
        </mrow>
        <mo stretchy="false">=</mo>
        <mi mathvariant="normal">∅</mi>
      </mrow>
    </mrow>
    <annotation encoding="StarMath 5.0">i &lt;&gt; i' drarrow K_{ i } intersection K_{ i' } = emptyset </annotation>
  </semantics>
</math>
</file>

<file path=Object 106/content.xml><?xml version="1.0" encoding="utf-8"?>
<math xmlns="http://www.w3.org/1998/Math/MathML" display="block">
  <semantics>
    <mrow>
      <mrow>
        <munderover>
          <mo stretchy="false">∪</mo>
          <mrow>
            <mi>i</mi>
            <mo stretchy="false">=</mo>
            <mn>0</mn>
          </mrow>
          <mi>n</mi>
        </munderover>
        <mover accent="true">
          <msub>
            <mi>K</mi>
            <mi>i</mi>
          </msub>
          <mo>¯</mo>
        </mover>
      </mrow>
      <mo stretchy="false">=</mo>
      <mi>K</mi>
    </mrow>
    <annotation encoding="StarMath 5.0">oper %union from i=0 to n overline {K_i} = K</annotation>
  </semantics>
</math>
</file>

<file path=Object 107/content.xml><?xml version="1.0" encoding="utf-8"?>
<math xmlns="http://www.w3.org/1998/Math/MathML" display="block">
  <semantics>
    <mi>K</mi>
    <annotation encoding="StarMath 5.0"> K</annotation>
  </semantics>
</math>
</file>

<file path=Object 108/content.xml><?xml version="1.0" encoding="utf-8"?>
<math xmlns="http://www.w3.org/1998/Math/MathML" display="block">
  <semantics>
    <mi>y</mi>
    <annotation encoding="StarMath 5.0"> y</annotation>
  </semantics>
</math>
</file>

<file path=Object 109/content.xml><?xml version="1.0" encoding="utf-8"?>
<math xmlns="http://www.w3.org/1998/Math/MathML" display="block">
  <semantics>
    <mrow>
      <mover accent="true">
        <mi mathvariant="normal">Ω</mi>
        <mo stretchy="false">^</mo>
      </mover>
      <mo stretchy="false">∈</mo>
      <msub>
        <mi>M</mi>
        <mrow>
          <mi>n</mi>
          <mi>,</mi>
          <mi>m</mi>
        </mrow>
      </msub>
    </mrow>
    <annotation encoding="StarMath 5.0">hat %OMEGA in M_{n,m}</annotation>
  </semantics>
</math>
</file>

<file path=Object 1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1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11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2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4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5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16/content.xml><?xml version="1.0" encoding="utf-8"?>
<math xmlns="http://www.w3.org/1998/Math/MathML" display="block">
  <semantics>
    <mrow>
      <mi>f</mi>
      <mi mathvariant="normal">:</mi>
      <mi mathvariant="normal">Ω</mi>
      <mi>↔</mi>
      <msup>
        <mi mathvariant="normal">ℜ</mi>
        <mrow>
          <mi>m</mi>
          <mi>'</mi>
        </mrow>
      </msup>
    </mrow>
    <annotation encoding="StarMath 5.0"> f : %OMEGA %toward Re^{m'}</annotation>
  </semantics>
</math>
</file>

<file path=Object 117/content.xml><?xml version="1.0" encoding="utf-8"?>
<math xmlns="http://www.w3.org/1998/Math/MathML" display="block">
  <semantics>
    <mrow>
      <mi>ζ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%zeta ( Re^{m} )</annotation>
  </semantics>
</math>
</file>

<file path=Object 118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19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/content.xml><?xml version="1.0" encoding="utf-8"?>
<math xmlns="http://www.w3.org/1998/Math/MathML" display="block">
  <semantics>
    <mi mathvariant="normal">ℜ</mi>
    <annotation encoding="StarMath 5.0">Re</annotation>
  </semantics>
</math>
</file>

<file path=Object 120/content.xml><?xml version="1.0" encoding="utf-8"?>
<math xmlns="http://www.w3.org/1998/Math/MathML" display="block">
  <semantics>
    <mrow>
      <mi>D</mi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 ( Re^{m} )</annotation>
  </semantics>
</math>
</file>

<file path=Object 121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2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3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D_pw ( Re^{m} )</annotation>
  </semantics>
</math>
</file>

<file path=Object 124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5/content.xml><?xml version="1.0" encoding="utf-8"?>
<math xmlns="http://www.w3.org/1998/Math/MathML" display="block">
  <semantics>
    <msup>
      <mi mathvariant="normal">ℜ</mi>
      <mi>m</mi>
    </msup>
    <annotation encoding="StarMath 5.0">Re^{m}</annotation>
  </semantics>
</math>
</file>

<file path=Object 126/content.xml><?xml version="1.0" encoding="utf-8"?>
<math xmlns="http://www.w3.org/1998/Math/MathML" display="block">
  <semantics>
    <mrow>
      <mi>E</mi>
      <mo stretchy="false">⊆</mo>
      <mi mathvariant="normal">ℜ</mi>
    </mrow>
    <annotation encoding="StarMath 5.0">E subseteq Re</annotation>
  </semantics>
</math>
</file>

<file path=Object 12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29/content.xml><?xml version="1.0" encoding="utf-8"?>
<math xmlns="http://www.w3.org/1998/Math/MathML" display="block">
  <semantics>
    <mrow>
      <mi>ξ</mi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i>j</mi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i>j</mi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 : left lbrace
  stack {
    \] 0,1\[^m %toward Re #
    y %as - sum from{j=1} to{m} hat y_{ j } log(y_{ j })
  }
right none

</annotation>
  </semantics>
</math>
</file>

<file path=Object 13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130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31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 W in M_{ m',m }</annotation>
  </semantics>
</math>
</file>

<file path=Object 132/content.xml><?xml version="1.0" encoding="utf-8"?>
<math xmlns="http://www.w3.org/1998/Math/MathML" display="block">
  <semantics>
    <mrow>
      <mover accent="true">
        <mi>y</mi>
        <mo stretchy="false">^</mo>
      </mover>
      <mo stretchy="false">∈</mo>
      <mover accent="true">
        <mi mathvariant="normal">Ω</mi>
        <mo stretchy="false">^</mo>
      </mover>
    </mrow>
    <annotation encoding="StarMath 5.0">  hat y  in {hat %OMEGA}</annotation>
  </semantics>
</math>
</file>

<file path=Object 133/content.xml><?xml version="1.0" encoding="utf-8"?>
<math xmlns="http://www.w3.org/1998/Math/MathML" display="block">
  <semantics>
    <mrow>
      <mrow>
        <mi>f</mi>
        <mo stretchy="false">∈</mo>
        <mi>ζ</mi>
      </mrow>
      <mrow>
        <mrow>
          <mo fence="true" form="prefix" stretchy="false">(</mo>
          <mrow>
            <mrow>
              <mi mathvariant="normal">Ω</mi>
              <mi>,</mi>
              <mi mathvariant="normal">ℜ</mi>
            </mrow>
          </mrow>
          <mo fence="true" form="postfix" stretchy="false">)</mo>
        </mrow>
        <mo stretchy="false">∩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%zeta( %OMEGA, Re ) intersection D( %OMEGA, Re )</annotation>
  </semantics>
</math>
</file>

<file path=Object 134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35/content.xml><?xml version="1.0" encoding="utf-8"?>
<math xmlns="http://www.w3.org/1998/Math/MathML" display="block">
  <semantics>
    <mrow>
      <msub>
        <mi>L</mi>
        <mi>j</mi>
      </msub>
      <mrow>
        <mrow>
          <mo fence="true" form="prefix" stretchy="false">(</mo>
          <mrow>
            <msub>
              <mi>W</mi>
              <mrow>
                <mi>j</mi>
                <mi>,</mi>
                <mi mathvariant="normal">:</mi>
              </mrow>
            </msub>
          </mrow>
          <mo fence="true" form="postfix" stretchy="false">)</mo>
        </mrow>
        <mo stretchy="false">=</mo>
        <mrow>
          <mrow>
            <mi>y</mi>
            <mo stretchy="false">×</mo>
            <msup>
              <mrow>
                <mo fence="true" form="prefix" stretchy="false">(</mo>
                <mrow>
                  <msub>
                    <mi>W</mi>
                    <mrow>
                      <mi>j</mi>
                      <mi>,</mi>
                      <mi mathvariant="normal">:</mi>
                    </mrow>
                  </msub>
                </mrow>
                <mo fence="true" form="postfix" stretchy="false">)</mo>
              </mrow>
              <mi>T</mi>
            </msup>
          </mrow>
          <mo stretchy="false">+</mo>
          <msub>
            <mi>b</mi>
            <mi>j</mi>
          </msub>
        </mrow>
        <mo stretchy="false">=</mo>
        <mi>L</mi>
      </mrow>
      <msub>
        <mrow>
          <mo fence="true" form="prefix" stretchy="false">(</mo>
          <mrow>
            <mrow>
              <mi>y</mi>
              <mi>,</mi>
              <mi>W</mi>
              <mi>,</mi>
              <mi>b</mi>
            </mrow>
          </mrow>
          <mo fence="true" form="postfix" stretchy="false">)</mo>
        </mrow>
        <mi>j</mi>
      </msub>
    </mrow>
    <annotation encoding="StarMath 5.0"> L_j(W_{j,:}) = y times (W_{j,:})^T + b_j = L(y,W,b)_j</annotation>
  </semantics>
</math>
</file>

<file path=Object 136/content.xml><?xml version="1.0" encoding="utf-8"?>
<math xmlns="http://www.w3.org/1998/Math/MathML" display="block">
  <semantics>
    <mrow>
      <mfrac>
        <mrow>
          <mi>d</mi>
          <mi>ξ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o fence="true" form="prefix" stretchy="true">[</mo>
                      <mrow>
                        <mtable>
                          <mtr>
                            <mtd>
                              <mfrac>
                                <mover accent="true">
                                  <msub>
                                    <mi>y</mi>
                                    <mn>1</mn>
                                  </msub>
                                  <mo stretchy="false">^</mo>
                                </mover>
                                <msub>
                                  <mi>y</mi>
                                  <mn>1</mn>
                                </msub>
                              </mfrac>
                            </mtd>
                            <mtd>
                              <mo stretchy="false">⋯</mo>
                            </mtd>
                            <mtd>
                              <mfrac>
                                <mover accent="true">
                                  <msub>
                                    <mi>y</mi>
                                    <mi>m</mi>
                                  </msub>
                                  <mo stretchy="false">^</mo>
                                </mover>
                                <msub>
                                  <mi>y</mi>
                                  <mi>m</mi>
                                </msub>
                              </mfrac>
                            </mtd>
                          </mtr>
                        </mtable>
                      </mrow>
                      <mo fence="true" form="postfix" stretchy="true">]</mo>
                    </mrow>
                  </mrow>
                </mrow>
              </mtd>
            </mtr>
          </mtable>
        </mrow>
      </mrow>
    </mrow>
    <annotation encoding="StarMath 5.0">{d %xi} over {d z} : left lbrace
  stack {
    \] 0,1 \[^m %toward Re^m #
    y %as - left [ matrix {  {hat y_{ 1 } over y_{ 1 }} # dotsaxis # {hat y_{ m } over y_{ m }} } right ]
  }
right none

</annotation>
  </semantics>
</math>
</file>

<file path=Object 137/content.xml><?xml version="1.0" encoding="utf-8"?>
<math xmlns="http://www.w3.org/1998/Math/MathML" display="block">
  <semantics>
    <mn>0</mn>
    <annotation encoding="StarMath 5.0"> 0</annotation>
  </semantics>
</math>
</file>

<file path=Object 138/content.xml><?xml version="1.0" encoding="utf-8"?>
<math xmlns="http://www.w3.org/1998/Math/MathML" display="block">
  <semantics>
    <msub>
      <mi mathvariant="italic">ReLU</mi>
      <mi>j</mi>
    </msub>
    <annotation encoding="StarMath 5.0">ReLU_j</annotation>
  </semantics>
</math>
</file>

<file path=Object 139/content.xml><?xml version="1.0" encoding="utf-8"?>
<math xmlns="http://www.w3.org/1998/Math/MathML" display="block">
  <semantics>
    <mi mathvariant="italic">ReLU</mi>
    <annotation encoding="StarMath 5.0"> ReLU </annotation>
  </semantics>
</math>
</file>

<file path=Object 14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40/content.xml><?xml version="1.0" encoding="utf-8"?>
<math xmlns="http://www.w3.org/1998/Math/MathML" display="block">
  <semantics>
    <mi>f</mi>
    <annotation encoding="StarMath 5.0">f</annotation>
  </semantics>
</math>
</file>

<file path=Object 141/content.xml><?xml version="1.0" encoding="utf-8"?>
<math xmlns="http://www.w3.org/1998/Math/MathML" display="block">
  <semantics>
    <mrow>
      <mi>f</mi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i>E</mi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i>f</mi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i>f</mi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circ g : left lbrace
  stack {
    E %toward Re #
    %epsilon  %as (f circ g)(%epsilon) = f( hat y + %epsilon )
  }
right none

</annotation>
  </semantics>
</math>
</file>

<file path=Object 142/content.xml><?xml version="1.0" encoding="utf-8"?>
<math xmlns="http://www.w3.org/1998/Math/MathML" display="block">
  <semantics>
    <mi mathvariant="italic">SoftMax</mi>
    <annotation encoding="StarMath 5.0"> SoftMax </annotation>
  </semantics>
</math>
</file>

<file path=Object 143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4/content.xml><?xml version="1.0" encoding="utf-8"?>
<math xmlns="http://www.w3.org/1998/Math/MathML" display="block">
  <semantics>
    <mi>W</mi>
    <annotation encoding="StarMath 5.0"> W</annotation>
  </semantics>
</math>
</file>

<file path=Object 145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6/content.xml><?xml version="1.0" encoding="utf-8"?>
<math xmlns="http://www.w3.org/1998/Math/MathML" display="block">
  <semantics>
    <mi>b</mi>
    <annotation encoding="StarMath 5.0"> b</annotation>
  </semantics>
</math>
</file>

<file path=Object 147/content.xml><?xml version="1.0" encoding="utf-8"?>
<math xmlns="http://www.w3.org/1998/Math/MathML" display="block">
  <semantics>
    <mi>j</mi>
    <annotation encoding="StarMath 5.0"> j</annotation>
  </semantics>
</math>
</file>

<file path=Object 148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9/content.xml><?xml version="1.0" encoding="utf-8"?>
<math xmlns="http://www.w3.org/1998/Math/MathML" display="block">
  <semantics>
    <mrow>
      <mi>z</mi>
      <mo stretchy="false">∈</mo>
      <msup>
        <mi mathvariant="normal">ℜ</mi>
        <mi>m</mi>
      </msup>
    </mrow>
    <annotation encoding="StarMath 5.0">z in Re^m</annotation>
  </semantics>
</math>
</file>

<file path=Object 15/content.xml><?xml version="1.0" encoding="utf-8"?>
<math xmlns="http://www.w3.org/1998/Math/MathML" display="block">
  <semantics>
    <mrow>
      <mi>X</mi>
      <mo stretchy="false">∈</mo>
      <msub>
        <mi>M</mi>
        <mrow>
          <mi>n</mi>
          <mi>,</mi>
          <mi>m</mi>
        </mrow>
      </msub>
    </mrow>
    <annotation encoding="StarMath 5.0">X in M_{n,m}</annotation>
  </semantics>
</math>
</file>

<file path=Object 15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1/content.xml><?xml version="1.0" encoding="utf-8"?>
<math xmlns="http://www.w3.org/1998/Math/MathML" display="block">
  <semantics>
    <mrow>
      <mfrac>
        <mrow>
          <mi>d</mi>
          <msub>
            <mi mathvariant="italic">ReLU</mi>
            <mi>j</mi>
          </msub>
        </mrow>
        <mrow>
          <mi>d</mi>
          <msub>
            <mi>z</mi>
            <mi>j</mi>
          </msub>
        </mrow>
      </mfrac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</mrow>
    <annotation encoding="StarMath 5.0">{d ReLU_j} over {d z_j} (0) = 0</annotation>
  </semantics>
</math>
</file>

<file path=Object 152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y</mi>
                  <mi>→</mi>
                  <mi>W</mi>
                </mrow>
              </mtd>
            </mtr>
          </mtable>
        </mrow>
      </mrow>
    </mrow>
    <annotation encoding="StarMath 5.0">{partial L} over {partial y} : left lbrace
  stack {
    Re^m %toward M_{m',m} #
    y %as W
  }
right none

</annotation>
  </semantics>
</math>
</file>

<file path=Object 153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  <mi>'</mi>
                    </mrow>
                  </msub>
                </mrow>
              </mtd>
            </mtr>
            <mtr>
              <mtd>
                <mrow>
                  <mi>b</mi>
                  <mi>→</mi>
                  <msub>
                    <mi>I</mi>
                    <mrow>
                      <mi>m</mi>
                      <mi>'</mi>
                    </mrow>
                  </msub>
                </mrow>
              </mtd>
            </mtr>
          </mtable>
        </mrow>
      </mrow>
    </mrow>
    <annotation encoding="StarMath 5.0">{partial L} over {partial b} : left lbrace
  stack {
    Re^{m'} %toward M_{m',m'} #
    b %as I_{m'}
  }
right none

</annotation>
  </semantics>
</math>
</file>

<file path=Object 155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56/content.xml><?xml version="1.0" encoding="utf-8"?>
<math xmlns="http://www.w3.org/1998/Math/MathML" display="block">
  <semantics>
    <mrow>
      <mi mathvariant="italic">ReLU</mi>
      <mi mathvariant="normal">:</mi>
      <msup>
        <mi mathvariant="normal">ℜ</mi>
        <mrow>
          <mi>m</mi>
          <mi>'</mi>
        </mrow>
      </msup>
      <mi>↔</mi>
      <msup>
        <mi mathvariant="normal">ℜ</mi>
        <mrow>
          <mi>m</mi>
          <mi>'</mi>
        </mrow>
      </msup>
    </mrow>
    <annotation encoding="StarMath 5.0">ReLU : Re^{m'} %toward Re^{m'}</annotation>
  </semantics>
</math>
</file>

<file path=Object 157/content.xml><?xml version="1.0" encoding="utf-8"?>
<math xmlns="http://www.w3.org/1998/Math/MathML" display="block">
  <semantics>
    <mi mathvariant="italic">ReLU</mi>
    <annotation encoding="StarMath 5.0">ReLU</annotation>
  </semantics>
</math>
</file>

<file path=Object 158/content.xml><?xml version="1.0" encoding="utf-8"?>
<math xmlns="http://www.w3.org/1998/Math/MathML" display="block">
  <semantics>
    <mrow>
      <mi mathvariant="italic">ReLU</mi>
      <mo stretchy="false">∘</mo>
      <mi>L</mi>
      <mi mathvariant="normal">:</mi>
      <msup>
        <mi mathvariant="normal">ℜ</mi>
        <mi>m</mi>
      </msup>
      <mi>↔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ReLU circ L: Re^m %toward Re^m times M_{m',m} times Re^{m'} %toward Re^{m'}</annotation>
  </semantics>
</math>
</file>

<file path=Object 15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6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60/content.xml><?xml version="1.0" encoding="utf-8"?>
<math xmlns="http://www.w3.org/1998/Math/MathML" display="block">
  <semantics>
    <mrow>
      <msub>
        <mi mathvariant="italic">ReLU</mi>
        <mi>j</mi>
      </msub>
      <mo stretchy="false">∘</mo>
      <msub>
        <mi>L</mi>
        <mi>j</mi>
      </msub>
      <mi mathvariant="normal">:</mi>
      <msup>
        <mi mathvariant="normal">ℜ</mi>
        <mi>m</mi>
      </msup>
      <mi>↔</mi>
      <mi mathvariant="normal">ℜ</mi>
    </mrow>
    <annotation encoding="StarMath 5.0">ReLU_j circ L_j : Re^m %toward Re</annotation>
  </semantics>
</math>
</file>

<file path=Object 161/content.xml><?xml version="1.0" encoding="utf-8"?>
<math xmlns="http://www.w3.org/1998/Math/MathML" display="block">
  <semantics>
    <mrow>
      <msub>
        <mi mathvariant="italic">ReLU</mi>
        <mi>j</mi>
      </msub>
      <mrow>
        <mrow>
          <mo fence="true" form="prefix" stretchy="false">(</mo>
          <mrow>
            <msub>
              <mi>z</mi>
              <mi>j</mi>
            </msub>
          </mrow>
          <mo fence="true" form="postfix" stretchy="false">)</mo>
        </mrow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sub>
                <mi>z</mi>
                <mi>j</mi>
              </msub>
            </mrow>
          </mrow>
          <mo fence="true" form="postfix" stretchy="false">)</mo>
        </mrow>
        <mo stretchy="false">=</mo>
        <mi mathvariant="italic">ReLU</mi>
      </mrow>
      <msub>
        <mrow>
          <mo fence="true" form="prefix" stretchy="false">(</mo>
          <mrow>
            <mi>z</mi>
          </mrow>
          <mo fence="true" form="postfix" stretchy="false">)</mo>
        </mrow>
        <mi>j</mi>
      </msub>
    </mrow>
    <annotation encoding="StarMath 5.0">ReLU_j(z_j) = max(0,z_j) = ReLU(z)_j</annotation>
  </semantics>
</math>
</file>

<file path=Object 162/content.xml><?xml version="1.0" encoding="utf-8"?>
<math xmlns="http://www.w3.org/1998/Math/MathML" display="block">
  <semantics>
    <msub>
      <mi>I</mi>
      <mrow>
        <mi>m</mi>
        <mi>'</mi>
      </mrow>
    </msub>
    <annotation encoding="StarMath 5.0">I_{m'}

</annotation>
  </semantics>
</math>
</file>

<file path=Object 16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64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  <mi>'</mi>
          </mrow>
        </mrow>
        <mo fence="true" form="postfix" stretchy="false">⟧</mo>
      </mrow>
    </mrow>
    <annotation encoding="StarMath 5.0">j in ldbracket 1,m' rdbracket</annotation>
  </semantics>
</math>
</file>

<file path=Object 165/content.xml><?xml version="1.0" encoding="utf-8"?>
<math xmlns="http://www.w3.org/1998/Math/MathML" display="block">
  <semantics>
    <mrow>
      <mi>S</mi>
      <mi mathvariant="normal">:</mi>
      <msup>
        <mi mathvariant="normal">ℜ</mi>
        <mi>m</mi>
      </msup>
      <mi>↔</mi>
      <mo stretchy="false">]</mo>
      <mn>0,1</mn>
      <msup>
        <mo stretchy="false">[</mo>
        <mi>m</mi>
      </msup>
    </mrow>
    <annotation encoding="StarMath 5.0">S : Re^m %toward \]0,1\[^m</annotation>
  </semantics>
</math>
</file>

<file path=Object 166/content.xml><?xml version="1.0" encoding="utf-8"?>
<math xmlns="http://www.w3.org/1998/Math/MathML" display="block">
  <semantics>
    <mrow>
      <mi>ξ</mi>
      <mi mathvariant="normal">:</mi>
      <mo stretchy="false">]</mo>
      <mn>0,1</mn>
      <msup>
        <mo stretchy="false">[</mo>
        <mi>m</mi>
      </msup>
      <mi>↔</mi>
      <mi mathvariant="normal">ℜ</mi>
    </mrow>
    <annotation encoding="StarMath 5.0">%xi : \]0,1\[^m %toward Re</annotation>
  </semantics>
</math>
</file>

<file path=Object 167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68/content.xml><?xml version="1.0" encoding="utf-8"?>
<math xmlns="http://www.w3.org/1998/Math/MathML" display="block">
  <semantics>
    <mrow>
      <mi>m</mi>
      <mrow>
        <mi>’</mi>
        <mo stretchy="false">×</mo>
        <mi>m</mi>
      </mrow>
      <mi>’</mi>
    </mrow>
    <annotation encoding="StarMath 5.0"> m’ times m’</annotation>
  </semantics>
</math>
</file>

<file path=Object 16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7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70/content.xml><?xml version="1.0" encoding="utf-8"?>
<math xmlns="http://www.w3.org/1998/Math/MathML" display="block">
  <semantics>
    <mrow>
      <msub>
        <mi>c</mi>
        <mi>j</mi>
      </msub>
      <mo stretchy="false">=</mo>
      <mrow>
        <msub>
          <mi>a</mi>
          <mi>j</mi>
        </msub>
        <mo stretchy="false">×</mo>
        <msub>
          <mi>b</mi>
          <mi>j</mi>
        </msub>
      </mrow>
    </mrow>
    <annotation encoding="StarMath 5.0">c_j = a_j times b_j</annotation>
  </semantics>
</math>
</file>

<file path=Object 171/content.xml><?xml version="1.0" encoding="utf-8"?>
<math xmlns="http://www.w3.org/1998/Math/MathML" display="block">
  <semantics>
    <mrow>
      <mi>a</mi>
      <mo stretchy="false">∈</mo>
      <msup>
        <mi mathvariant="normal">ℜ</mi>
        <mi>m</mi>
      </msup>
    </mrow>
    <annotation encoding="StarMath 5.0"> a in Re^m </annotation>
  </semantics>
</math>
</file>

<file path=Object 172/content.xml><?xml version="1.0" encoding="utf-8"?>
<math xmlns="http://www.w3.org/1998/Math/MathML" display="block">
  <semantics>
    <mrow>
      <mi>b</mi>
      <mo stretchy="false">∈</mo>
      <msup>
        <mi mathvariant="normal">ℜ</mi>
        <mi>m</mi>
      </msup>
    </mrow>
    <annotation encoding="StarMath 5.0"> b in Re^m</annotation>
  </semantics>
</math>
</file>

<file path=Object 173/content.xml><?xml version="1.0" encoding="utf-8"?>
<math xmlns="http://www.w3.org/1998/Math/MathML" display="block">
  <semantics>
    <mrow>
      <mo fence="true" form="prefix" stretchy="false">(</mo>
      <mrow>
        <mrow>
          <mi>a</mi>
          <mtext>|</mtext>
          <mi>b</mi>
        </mrow>
      </mrow>
      <mo fence="true" form="postfix" stretchy="false">)</mo>
    </mrow>
    <annotation encoding="StarMath 5.0"> (a "|" b) </annotation>
  </semantics>
</math>
</file>

<file path=Object 174/content.xml><?xml version="1.0" encoding="utf-8"?>
<math xmlns="http://www.w3.org/1998/Math/MathML" display="block">
  <semantics>
    <mrow>
      <mi>c</mi>
      <mo stretchy="false">=</mo>
      <mrow>
        <mo fence="true" form="prefix" stretchy="false">(</mo>
        <mrow>
          <mrow>
            <mi>a</mi>
            <mtext>|</mtext>
            <mi>b</mi>
          </mrow>
        </mrow>
        <mo fence="true" form="postfix" stretchy="false">)</mo>
      </mrow>
      <mo stretchy="false">=</mo>
      <mrow>
        <mo fence="true" form="prefix" stretchy="false">(</mo>
        <mrow>
          <mrow>
            <mi>b</mi>
            <mtext>|</mtext>
            <mi>a</mi>
          </mrow>
        </mrow>
        <mo fence="true" form="postfix" stretchy="false">)</mo>
      </mrow>
    </mrow>
    <annotation encoding="StarMath 5.0">c = (a "|" b) = (b "|" a)</annotation>
  </semantics>
</math>
</file>

<file path=Object 175/content.xml><?xml version="1.0" encoding="utf-8"?>
<math xmlns="http://www.w3.org/1998/Math/MathML" display="block">
  <semantics>
    <mi>c</mi>
    <annotation encoding="StarMath 5.0"> c </annotation>
  </semantics>
</math>
</file>

<file path=Object 176/content.xml><?xml version="1.0" encoding="utf-8"?>
<math xmlns="http://www.w3.org/1998/Math/MathML" display="block">
  <semantics>
    <msup>
      <mi mathvariant="normal">ℜ</mi>
      <mi>m</mi>
    </msup>
    <annotation encoding="StarMath 5.0"> Re^m </annotation>
  </semantics>
</math>
</file>

<file path=Object 177/content.xml><?xml version="1.0" encoding="utf-8"?>
<math xmlns="http://www.w3.org/1998/Math/MathML" display="block">
  <semantics>
    <mrow>
      <mi>ξ</mi>
      <mo stretchy="false">∘</mo>
      <mi>S</mi>
      <mi mathvariant="normal">:</mi>
      <msup>
        <mi mathvariant="normal">ℜ</mi>
        <mi>m</mi>
      </msup>
      <mi>↔</mi>
      <mi mathvariant="normal">ℜ</mi>
    </mrow>
    <annotation encoding="StarMath 5.0">%xi circ S: Re^m %toward Re</annotation>
  </semantics>
</math>
</file>

<file path=Object 178/content.xml><?xml version="1.0" encoding="utf-8"?>
<math xmlns="http://www.w3.org/1998/Math/MathML" display="block">
  <semantics>
    <mrow>
      <mi>f</mi>
      <mo stretchy="false">∘</mo>
      <mi>g</mi>
    </mrow>
    <annotation encoding="StarMath 5.0"> f circ g </annotation>
  </semantics>
</math>
</file>

<file path=Object 179/content.xml><?xml version="1.0" encoding="utf-8"?>
<math xmlns="http://www.w3.org/1998/Math/MathML" display="block">
  <semantics>
    <mrow>
      <mi>L</mi>
      <mi mathvariant="normal">:</mi>
      <mrow>
        <mo fence="true" form="prefix" stretchy="true">{</mo>
        <mrow>
          <mtable>
            <mtr>
              <mtd>
                <mrow>
                  <mrow>
                    <msup>
                      <mi mathvariant="normal">ℜ</mi>
                      <mi>m</mi>
                    </msup>
                    <mo stretchy="false">×</mo>
                    <msub>
                      <mi>M</mi>
                      <mrow>
                        <mi>m</mi>
                        <mi>'</mi>
                        <mi>,</mi>
                        <mi>m</mi>
                      </mrow>
                    </msub>
                    <mo stretchy="false">×</mo>
                    <msup>
                      <mi mathvariant="normal">ℜ</mi>
                      <mrow>
                        <mi>m</mi>
                        <mi>'</mi>
                      </mrow>
                    </msup>
                  </mrow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i>y</mi>
                        <mi>,</mi>
                        <mi>W</mi>
                        <mi>,</mi>
                        <mi>b</mi>
                      </mrow>
                    </mrow>
                    <mo fence="true" form="postfix" stretchy="false">)</mo>
                  </mrow>
                  <mi>→</mi>
                  <mrow>
                    <mrow>
                      <mi>y</mi>
                      <mo stretchy="false">×</mo>
                      <msup>
                        <mi>W</mi>
                        <mi>T</mi>
                      </msup>
                    </mrow>
                    <mo stretchy="false">+</mo>
                    <mi>b</mi>
                  </mrow>
                </mrow>
              </mtd>
            </mtr>
          </mtable>
        </mrow>
      </mrow>
    </mrow>
    <annotation encoding="StarMath 5.0">L : left lbrace
  stack {
    Re^m times M_{m',m} times Re^{m'} %toward Re^{m'} #
    (y,W,b) %as y times W^T + b
  }
right none

</annotation>
  </semantics>
</math>
</file>

<file path=Object 1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80/content.xml><?xml version="1.0" encoding="utf-8"?>
<math xmlns="http://www.w3.org/1998/Math/MathML" display="block">
  <semantics>
    <mi mathvariant="italic">SoftMax</mi>
    <annotation encoding="StarMath 5.0"> SoftMax</annotation>
  </semantics>
</math>
</file>

<file path=Object 181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i>ξ</mi>
                <mo stretchy="false">∘</mo>
                <mi>S</mi>
              </mrow>
            </mrow>
            <mo fence="true" form="postfix" stretchy="false">)</mo>
          </mrow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S</mi>
                  <mrow>
                    <mrow>
                      <mo fence="true" form="prefix" stretchy="false">(</mo>
                      <mrow>
                        <mi>z</mi>
                      </mrow>
                      <mo fence="true" form="postfix" stretchy="false">)</mo>
                    </mrow>
                    <mo stretchy="false">−</mo>
                    <mover accent="true">
                      <mi>y</mi>
                      <mo stretchy="false">^</mo>
                    </mover>
                  </mrow>
                </mrow>
              </mtd>
            </mtr>
          </mtable>
        </mrow>
      </mrow>
    </mrow>
    <annotation encoding="StarMath 5.0">{d (%xi circ S) } over {d z} : left lbrace
  stack {
    Re^m %toward Re^m #
    z %as S( z ) - hat y
  }
right none

</annotation>
  </semantics>
</math>
</file>

<file path=Object 182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8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4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85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8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7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88/content.xml><?xml version="1.0" encoding="utf-8"?>
<math xmlns="http://www.w3.org/1998/Math/MathML" display="block">
  <semantics>
    <mi>L</mi>
    <annotation encoding="StarMath 5.0"> L </annotation>
  </semantics>
</math>
</file>

<file path=Object 189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9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1/content.xml><?xml version="1.0" encoding="utf-8"?>
<math xmlns="http://www.w3.org/1998/Math/MathML" display="block">
  <semantics>
    <msub>
      <mi>L</mi>
      <mi>j</mi>
    </msub>
    <annotation encoding="StarMath 5.0">L_j</annotation>
  </semantics>
</math>
</file>

<file path=Object 192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  <mi>'</mi>
          </mrow>
        </mrow>
        <mo fence="true" form="postfix" stretchy="false">⟧</mo>
      </mrow>
    </mrow>
    <annotation encoding="StarMath 5.0">j in ldbracket 1,m' rdbracket</annotation>
  </semantics>
</math>
</file>

<file path=Object 19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i mathvariant="italic">ReLU</mi>
                <mo stretchy="false">∘</mo>
                <mi>L</mi>
              </mrow>
            </mrow>
            <mo fence="true" form="postfix" stretchy="false">)</mo>
          </mrow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  <mi>'</mi>
                    </mrow>
                  </msub>
                </mrow>
              </mtd>
            </mtr>
            <mtr>
              <mtd>
                <mrow>
                  <mi>b</mi>
                  <mi>→</mi>
                  <msub>
                    <mi>I</mi>
                    <mrow>
                      <mi>m</mi>
                      <mi>'</mi>
                    </mrow>
                  </msub>
                </mrow>
              </mtd>
            </mtr>
          </mtable>
        </mrow>
      </mrow>
    </mrow>
    <annotation encoding="StarMath 5.0">{partial (ReLU circ L)} over {partial b} : left lbrace
  stack {
    Re^{m'} %toward M_{m',m'} #
    b %as I_{m'}
  }
right none

</annotation>
  </semantics>
</math>
</file>

<file path=Object 194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i mathvariant="italic">ReLU</mi>
                <mo stretchy="false">∘</mo>
                <mi>L</mi>
              </mrow>
            </mrow>
            <mo fence="true" form="postfix" stretchy="false">)</mo>
          </mrow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y</mi>
                  <mi>→</mi>
                  <mi>W</mi>
                </mrow>
              </mtd>
            </mtr>
          </mtable>
        </mrow>
      </mrow>
    </mrow>
    <annotation encoding="StarMath 5.0">{partial (ReLU circ L)} over {partial y} : left lbrace
  stack {
    Re^m %toward M_{m',m} #
    y %as W
  }
right none

</annotation>
  </semantics>
</math>
</file>

<file path=Object 195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196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>
                  <mi mathvariant="italic">ReLU</mi>
                  <mi>j</mi>
                </msub>
                <mo stretchy="false">∘</mo>
                <msub>
                  <mi>L</mi>
                  <mi>j</mi>
                </msub>
              </mrow>
            </mrow>
            <mo fence="true" form="postfix" stretchy="false">)</mo>
          </mrow>
        </mrow>
        <mrow>
          <mi>d</mi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i>y</mi>
                </mrow>
              </mtd>
            </mtr>
          </mtable>
        </mrow>
      </mrow>
    </mrow>
    <annotation encoding="StarMath 5.0">{d (ReLU_j circ L_j)} over {d w} : left lbrace
  stack {
    Re^m %toward Re^m #
    w %as y
  }
right none

</annotation>
  </semantics>
</math>
</file>

<file path=Object 2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0/content.xml><?xml version="1.0" encoding="utf-8"?>
<math xmlns="http://www.w3.org/1998/Math/MathML" display="block">
  <semantics>
    <mrow>
      <mi>Y</mi>
      <mo stretchy="false">∈</mo>
      <msub>
        <mi>M</mi>
        <mrow>
          <mi>n</mi>
          <mi>,</mi>
          <mi>l</mi>
        </mrow>
      </msub>
    </mrow>
    <annotation encoding="StarMath 5.0">Y in M_{n,l}</annotation>
  </semantics>
</math>
</file>

<file path=Object 21/content.xml><?xml version="1.0" encoding="utf-8"?>
<math xmlns="http://www.w3.org/1998/Math/MathML" display="block">
  <semantics>
    <mi>n</mi>
    <annotation encoding="StarMath 5.0"> n </annotation>
  </semantics>
</math>
</file>

<file path=Object 22/content.xml><?xml version="1.0" encoding="utf-8"?>
<math xmlns="http://www.w3.org/1998/Math/MathML" display="block">
  <semantics>
    <mi>m</mi>
    <annotation encoding="StarMath 5.0"> m </annotation>
  </semantics>
</math>
</file>

<file path=Object 23/content.xml><?xml version="1.0" encoding="utf-8"?>
<math xmlns="http://www.w3.org/1998/Math/MathML" display="block">
  <semantics>
    <mi>l</mi>
    <annotation encoding="StarMath 5.0"> l </annotation>
  </semantics>
</math>
</file>

<file path=Object 24/content.xml><?xml version="1.0" encoding="utf-8"?>
<math xmlns="http://www.w3.org/1998/Math/MathML" display="block">
  <semantics>
    <mi>k</mi>
    <annotation encoding="StarMath 5.0">k</annotation>
  </semantics>
</math>
</file>

<file path=Object 25/content.xml><?xml version="1.0" encoding="utf-8"?>
<math xmlns="http://www.w3.org/1998/Math/MathML" display="block">
  <semantics>
    <msub>
      <mi>L</mi>
      <mi>j</mi>
    </msub>
    <annotation encoding="StarMath 5.0">L_j</annotation>
  </semantics>
</math>
</file>

<file path=Object 26/content.xml><?xml version="1.0" encoding="utf-8"?>
<math xmlns="http://www.w3.org/1998/Math/MathML" display="block">
  <semantics>
    <msub>
      <mn>1</mn>
      <msubsup>
        <mi mathvariant="normal">ℜ</mi>
        <mrow>
          <mrow>
            <mtext/>
            <mo stretchy="false">∖</mo>
            <mo stretchy="false">{</mo>
          </mrow>
          <mn>0</mn>
          <mo stretchy="false">}</mo>
        </mrow>
        <mtext>+</mtext>
      </msubsup>
    </msub>
    <annotation encoding="StarMath 5.0">1_{ Re_{ "" bslash \{0\} }^"+" }</annotation>
  </semantics>
</math>
</file>

<file path=Object 27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28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29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3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31/content.xml><?xml version="1.0" encoding="utf-8"?>
<math xmlns="http://www.w3.org/1998/Math/MathML" display="block">
  <semantics>
    <mi mathvariant="italic">AB</mi>
    <annotation encoding="StarMath 5.0"> AB </annotation>
  </semantics>
</math>
</file>

<file path=Object 32/content.xml><?xml version="1.0" encoding="utf-8"?>
<math xmlns="http://www.w3.org/1998/Math/MathML" display="block">
  <semantics>
    <mi>C</mi>
    <annotation encoding="StarMath 5.0"> C </annotation>
  </semantics>
</math>
</file>

<file path=Object 33/content.xml><?xml version="1.0" encoding="utf-8"?>
<math xmlns="http://www.w3.org/1998/Math/MathML" display="block">
  <semantics>
    <mrow>
      <mi>m</mi>
      <mo stretchy="false">×</mo>
      <mi>p</mi>
    </mrow>
    <annotation encoding="StarMath 5.0"> m times p </annotation>
  </semantics>
</math>
</file>

<file path=Object 34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6/content.xml><?xml version="1.0" encoding="utf-8"?>
<math xmlns="http://www.w3.org/1998/Math/MathML" display="block">
  <semantics>
    <mi>j</mi>
    <annotation encoding="StarMath 5.0"> j</annotation>
  </semantics>
</math>
</file>

<file path=Object 37/content.xml><?xml version="1.0" encoding="utf-8"?>
<math xmlns="http://www.w3.org/1998/Math/MathML" display="block">
  <semantics>
    <mrow>
      <mo stretchy="false">∀</mo>
      <mrow>
        <mi>z</mi>
        <mo stretchy="false">∈</mo>
        <msup>
          <mi mathvariant="normal">ℜ</mi>
          <mi>m</mi>
        </msup>
      </mrow>
    </mrow>
    <annotation encoding="StarMath 5.0">forall z in Re^m</annotation>
  </semantics>
</math>
</file>

<file path=Object 38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Re^m %toward Re^m #
    z %as f( z )
  }
right none

</annotation>
  </semantics>
</math>
</file>

<file path=Object 39/content.xml><?xml version="1.0" encoding="utf-8"?>
<math xmlns="http://www.w3.org/1998/Math/MathML" display="block">
  <semantics>
    <mrow>
      <mfrac>
        <mrow>
          <mi>d</mi>
          <msub>
            <mi>L</mi>
            <mi>j</mi>
          </msub>
        </mrow>
        <mrow>
          <mi>d</mi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i>y</mi>
                </mrow>
              </mtd>
            </mtr>
          </mtable>
        </mrow>
      </mrow>
    </mrow>
    <annotation encoding="StarMath 5.0">{d L_j} over {d w} : left lbrace
  stack {
    Re^m %toward Re^m #
    w %as y
  }
right none

</annotation>
  </semantics>
</math>
</file>

<file path=Object 4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4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i>z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 %as max( 0_{Re^m}, z )
  }
right none

</annotation>
  </semantics>
</math>
</file>

<file path=Object 4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4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4/content.xml><?xml version="1.0" encoding="utf-8"?>
<math xmlns="http://www.w3.org/1998/Math/MathML" display="block">
  <semantics>
    <msubsup>
      <mi mathvariant="normal">ℜ</mi>
      <mrow>
        <mrow>
          <mtext/>
          <mo stretchy="false">∖</mo>
          <mo stretchy="false">{</mo>
        </mrow>
        <mn>0</mn>
        <mo stretchy="false">}</mo>
      </mrow>
      <mtext>+</mtext>
    </msubsup>
    <annotation encoding="StarMath 5.0">Re_{ "" bslash \{0\} }^"+"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o stretchy="false">]</mo>
                  <mn>0,1</mn>
                  <msup>
                    <mo stretchy="false">[</mo>
                    <mi>m</mi>
                  </msup>
                </mrow>
              </mtd>
            </mtr>
            <mtr>
              <mtd>
                <mrow>
                  <mi>z</mi>
                  <mi>→</mi>
                  <mfrac bevelled="true">
                    <msup>
                      <mi>e</mi>
                      <msub>
                        <mi>z</mi>
                        <mi>j</mi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\]0,1\[^m #
    z %as e^{z_j} wideslash sum from{j'=1} to {m} e^{z_{j'}}
  }
right none</annotation>
  </semantics>
</math>
</file>

<file path=Object 46/content.xml><?xml version="1.0" encoding="utf-8"?>
<math xmlns="http://www.w3.org/1998/Math/MathML" display="block">
  <semantics>
    <mi mathvariant="normal">Ω</mi>
    <annotation encoding="StarMath 5.0">%OMEGA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 mathvariant="normal">Ω</mi>
      <mo stretchy="false">⊆</mo>
      <msub>
        <mi>M</mi>
        <mrow>
          <mi>n</mi>
          <mi>,</mi>
          <mi>m</mi>
        </mrow>
      </msub>
    </mrow>
    <annotation encoding="StarMath 5.0">%OMEGA subseteq M_{n,m}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50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1/content.xml><?xml version="1.0" encoding="utf-8"?>
<math xmlns="http://www.w3.org/1998/Math/MathML" display="block">
  <semantics>
    <mrow>
      <mi>E</mi>
      <mo stretchy="false">⊆</mo>
      <msub>
        <mi>M</mi>
        <mrow>
          <mi>n</mi>
          <mi>,</mi>
          <mi>m</mi>
        </mrow>
      </msub>
    </mrow>
    <annotation encoding="StarMath 5.0">E subseteq M_{n,m}</annotation>
  </semantics>
</math>
</file>

<file path=Object 5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53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54/content.xml><?xml version="1.0" encoding="utf-8"?>
<math xmlns="http://www.w3.org/1998/Math/MathML" display="block">
  <semantics>
    <mi>f</mi>
    <annotation encoding="StarMath 5.0"> f </annotation>
  </semantics>
</math>
</file>

<file path=Object 55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56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57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58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i>f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f</mi>
                </mrow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f(x) - f(a) } rdline lsub {m'} &lt;= %epsilon  </annotation>
  </semantics>
</math>
</file>

<file path=Object 59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%zeta ( %OMEGA, Re^{m'} )</annotation>
  </semantics>
</math>
</file>

<file path=Object 6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6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1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6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6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65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66/content.xml><?xml version="1.0" encoding="utf-8"?>
<math xmlns="http://www.w3.org/1998/Math/MathML" display="block">
  <semantics>
    <mi>f</mi>
    <annotation encoding="StarMath 5.0"> f </annotation>
  </semantics>
</math>
</file>

<file path=Object 67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( %OMEGA , Re^{m'} )</annotation>
  </semantics>
</math>
</file>

<file path=Object 68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9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7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70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71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exists %eta &gt; 0</annotation>
  </semantics>
</math>
</file>

<file path=Object 72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73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row>
                <mi>x</mi>
                <mo stretchy="false">−</mo>
                <mi>a</mi>
              </mrow>
            </mrow>
            <mo fence="true" form="postfix" stretchy="false">‖</mo>
          </mrow>
          <mprescripts/>
          <mi>m</mi>
          <none/>
        </mmultiscripts>
        <mo stretchy="false">≤</mo>
        <mi>η</mi>
      </mrow>
      <mo stretchy="false">⇒</mo>
      <mrow>
        <mmultiscripts>
          <mrow>
            <mo fence="true" form="prefix" stretchy="false">‖</mo>
            <mrow>
              <mrow>
                <mrow>
                  <mfrac>
                    <mrow>
                      <mi>f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>f</mi>
                      </mrow>
                      <mrow>
                        <mo fence="true" form="prefix" stretchy="false">(</mo>
                        <mrow>
                          <mi>a</mi>
                        </mrow>
                        <mo fence="true" form="postfix" stretchy="false">)</mo>
                      </mrow>
                    </mrow>
                    <mrow>
                      <mi>x</mi>
                      <mo stretchy="false">−</mo>
                      <mi>a</mi>
                    </mrow>
                  </mfrac>
                  <mo stretchy="false">−</mo>
                  <mi>f</mi>
                </mrow>
                <mi>'</mi>
                <mrow>
                  <mo fence="true" form="prefix" stretchy="false">(</mo>
                  <mrow>
                    <mi>a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row>
            <mi>m</mi>
            <mi>'</mi>
          </mrow>
          <none/>
        </mmultiscripts>
        <mo stretchy="false">≤</mo>
        <mi>ϵ</mi>
      </mrow>
    </mrow>
    <annotation encoding="StarMath 5.0">ldline {x - a} rdline lsub {m} &lt;= %eta drarrow ldline { {f(x) - f(a)} over {x - a} - f'(a) } rdline lsub{m'} &lt;= %epsilon  </annotation>
  </semantics>
</math>
</file>

<file path=Object 74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75/content.xml><?xml version="1.0" encoding="utf-8"?>
<math xmlns="http://www.w3.org/1998/Math/MathML" display="block">
  <semantics>
    <mrow>
      <mo stretchy="false">∀</mo>
      <mrow>
        <mi>a</mi>
        <mo stretchy="false">∈</mo>
        <mi mathvariant="normal">Ω</mi>
      </mrow>
    </mrow>
    <annotation encoding="StarMath 5.0">forall a in %OMEGA</annotation>
  </semantics>
</math>
</file>

<file path=Object 76/content.xml><?xml version="1.0" encoding="utf-8"?>
<math xmlns="http://www.w3.org/1998/Math/MathML" display="block">
  <semantics>
    <mrow>
      <mo stretchy="false">∃</mo>
      <mi>f</mi>
      <mi>'</mi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sup>
          <mi mathvariant="normal">ℜ</mi>
          <mrow>
            <mi>m</mi>
            <mi>'</mi>
          </mrow>
        </msup>
      </mrow>
    </mrow>
    <annotation encoding="StarMath 5.0">exists f'(a) in Re^{ m' }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i>f</mi>
        <mo stretchy="false">∈</mo>
        <mi>ζ</mi>
      </mrow>
      <mrow>
        <mrow>
          <mo fence="true" form="prefix" stretchy="false">(</mo>
          <mrow>
            <msup>
              <mi mathvariant="normal">ℜ</mi>
              <mi>m</mi>
            </msup>
          </mrow>
          <mo fence="true" form="postfix" stretchy="false">)</mo>
        </mrow>
        <mo stretchy="false">∩</mo>
        <mi>D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 f in %zeta(Re^m) intersection D( Re^m )</annotation>
  </semantics>
</math>
</file>

<file path=Object 7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8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80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row>
        <mi>m</mi>
        <mi>'</mi>
      </mrow>
      <none/>
    </mmultiscripts>
    <annotation encoding="StarMath 5.0">ldline . rdline lsub {m'}</annotation>
  </semantics>
</math>
</file>

<file path=Object 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82/content.xml><?xml version="1.0" encoding="utf-8"?>
<math xmlns="http://www.w3.org/1998/Math/MathML" display="block">
  <semantics>
    <mmultiscripts>
      <mrow>
        <mo fence="true" form="prefix" stretchy="false">‖</mo>
        <mrow>
          <mn>.</mn>
        </mrow>
        <mo fence="true" form="postfix" stretchy="false">‖</mo>
      </mrow>
      <mprescripts/>
      <mi>m</mi>
      <none/>
    </mmultiscripts>
    <annotation encoding="StarMath 5.0">ldline . rdline lsub m</annotation>
  </semantics>
</math>
</file>

<file path=Object 83/content.xml><?xml version="1.0" encoding="utf-8"?>
<math xmlns="http://www.w3.org/1998/Math/MathML" display="block">
  <semantics>
    <mi>f</mi>
    <annotation encoding="StarMath 5.0"> f </annotation>
  </semantics>
</math>
</file>

<file path=Object 84/content.xml><?xml version="1.0" encoding="utf-8"?>
<math xmlns="http://www.w3.org/1998/Math/MathML" display="block">
  <semantics>
    <mrow>
      <mo stretchy="false">∀</mo>
      <mrow>
        <mi>K</mi>
        <mo stretchy="false">⊂</mo>
        <mi mathvariant="normal">Ω</mi>
      </mrow>
    </mrow>
    <annotation encoding="StarMath 5.0">forall K subset %OMEGA</annotation>
  </semantics>
</math>
</file>

<file path=Object 85/content.xml><?xml version="1.0" encoding="utf-8"?>
<math xmlns="http://www.w3.org/1998/Math/MathML" display="block">
  <semantics>
    <mrow>
      <mo stretchy="false">∃</mo>
      <msub>
        <mrow>
          <mo fence="true" form="prefix" stretchy="false">(</mo>
          <mrow>
            <msub>
              <mi>K</mi>
              <mi>i</mi>
            </msub>
          </mrow>
          <mo fence="true" form="postfix" stretchy="false">)</mo>
        </mrow>
        <mrow>
          <mi>i</mi>
          <mo stretchy="false">∈</mo>
          <mrow>
            <mo fence="true" form="prefix" stretchy="false">⟦</mo>
            <mrow>
              <mrow>
                <mn>0</mn>
                <mi>,</mi>
                <mi>n</mi>
              </mrow>
            </mrow>
            <mo fence="true" form="postfix" stretchy="false">⟧</mo>
          </mrow>
        </mrow>
      </msub>
    </mrow>
    <annotation encoding="StarMath 5.0">exists ( K_i )_{ i in ldbracket 0,n rdbracket  }</annotation>
  </semantics>
</math>
</file>

<file path=Object 86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0</mn>
              <mi>,</mi>
              <mi>n</mi>
            </mrow>
          </mrow>
          <mo fence="true" form="postfix" stretchy="false">⟧</mo>
        </mrow>
      </mrow>
    </mrow>
    <annotation encoding="StarMath 5.0">forall i in ldbracket 0,n rdbracket</annotation>
  </semantics>
</math>
</file>

<file path=Object 87/content.xml><?xml version="1.0" encoding="utf-8"?>
<math xmlns="http://www.w3.org/1998/Math/MathML" display="block">
  <semantics>
    <mrow>
      <mo stretchy="false">∃</mo>
      <mrow>
        <msub>
          <mi>f</mi>
          <mi>i</mi>
        </msub>
        <mo stretchy="false">∈</mo>
        <msup>
          <mi>D</mi>
          <mn>0</mn>
        </msup>
      </mrow>
      <mrow>
        <mo fence="true" form="prefix" stretchy="false">(</mo>
        <mrow>
          <mrow>
            <mover accent="true">
              <msub>
                <mi>K</mi>
                <mi>i</mi>
              </msub>
              <mo>¯</mo>
            </mover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 exists f_{i}  in D^0( overline {K_i} , Re^{m'})</annotation>
  </semantics>
</math>
</file>

<file path=Object 88/content.xml><?xml version="1.0" encoding="utf-8"?>
<math xmlns="http://www.w3.org/1998/Math/MathML" display="block">
  <semantics>
    <mrow>
      <mo stretchy="false">∀</mo>
      <mrow>
        <mi>x</mi>
        <mo stretchy="false">∈</mo>
        <msub>
          <mi>K</mi>
          <mi>i</mi>
        </msub>
      </mrow>
    </mrow>
    <annotation encoding="StarMath 5.0"> forall x in K_i</annotation>
  </semantics>
</math>
</file>

<file path=Object 89/content.xml><?xml version="1.0" encoding="utf-8"?>
<math xmlns="http://www.w3.org/1998/Math/MathML" display="block">
  <semantics>
    <mrow>
      <msub>
        <mi>f</mi>
        <mi>i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_{i}( x ) = f( x )</annotation>
  </semantics>
</math>
</file>

<file path=Object 9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90/content.xml><?xml version="1.0" encoding="utf-8"?>
<math xmlns="http://www.w3.org/1998/Math/MathML" display="block">
  <semantics>
    <mrow>
      <msub>
        <mi>D</mi>
        <mi mathvariant="italic">pw</mi>
      </msub>
      <mrow>
        <mo fence="true" form="prefix" stretchy="false">(</mo>
        <mrow>
          <mrow>
            <mi mathvariant="normal">Ω</mi>
            <mi>,</mi>
            <msup>
              <mi mathvariant="normal">ℜ</mi>
              <mrow>
                <mi>m</mi>
                <mi>'</mi>
              </mrow>
            </msup>
          </mrow>
        </mrow>
        <mo fence="true" form="postfix" stretchy="false">)</mo>
      </mrow>
    </mrow>
    <annotation encoding="StarMath 5.0">D_{pw}( %OMEGA,Re^{m'} )</annotation>
  </semantics>
</math>
</file>

<file path=Object 91/content.xml><?xml version="1.0" encoding="utf-8"?>
<math xmlns="http://www.w3.org/1998/Math/MathML" display="block">
  <semantics>
    <mi mathvariant="normal">Ω</mi>
    <annotation encoding="StarMath 5.0">%OMEGA</annotation>
  </semantics>
</math>
</file>

<file path=Object 92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93/content.xml><?xml version="1.0" encoding="utf-8"?>
<math xmlns="http://www.w3.org/1998/Math/MathML" display="block">
  <semantics>
    <mrow>
      <mfrac>
        <mrow>
          <mi>d</mi>
          <mi mathvariant="italic">ReLU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1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2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i>m</mi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ReLU} over {d z} : left lbrace
  stack {
    Re^m %toward M_{m,m} #
    z %as left [ matrix {
		1_{ Re_{ "" bslash \{0\} }^"+" }(z_1) # 0 # dotsaxis # 0 ##
		0 # 1_{ Re_{ "" bslash \{0\} }^"+" }(z_2) # dotsdown # dotsvert ##
		dotsvert # dotsdown # dotsdown # 0 ##
		0 # dotsaxis # 0 # 1_{ Re_{ "" bslash \{0\} }^"+" }(z_m) }
		right ]
  }
right none

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frac>
                    <mrow>
                      <mi>d</mi>
                      <mi>S</mi>
                    </mrow>
                    <mrow>
                      <mi>d</mi>
                      <mi>z</mi>
                    </mrow>
                  </mfrac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S} over {d z} : left lbrace
  stack {
    Re^m %toward M_{m,m} #
    z %as {d S} over {d z}( z )
  }
right none

</annotation>
  </semantics>
</math>
</file>

<file path=Object 96/content.xml><?xml version="1.0" encoding="utf-8"?>
<math xmlns="http://www.w3.org/1998/Math/MathML" display="block">
  <semantics>
    <mover accent="true">
      <mi>y</mi>
      <mo stretchy="false">^</mo>
    </mover>
    <annotation encoding="StarMath 5.0">  hat y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row>
        <msub>
          <mrow>
            <mo fence="true" form="prefix" stretchy="false">(</mo>
            <mrow>
              <mi>z</mi>
            </mrow>
            <mo fence="true" form="postfix" stretchy="false">)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i>z</mi>
            </mrow>
            <mo fence="true" form="postfix" stretchy="false">)</mo>
          </mrow>
          <mi>j</mi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i>z</mi>
                  </mrow>
                  <mo fence="true" form="postfix" stretchy="false">)</mo>
                </mrow>
                <mrow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{d S} over {d z}( z )_{ j,j' } = S(z)_{j} times ( %delta_{j,j'} - S(z)_{j'} )</annotation>
  </semantics>
</math>
</file>